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alabr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Frecuencia</text:p>
          </table:table-cell>
          <table:table-cell table:style-name="ce1" office:value-type="string">
            <text:p>Palabra</text:p>
          </table:table-cell>
          <table:table-cell table:style-name="ce1" office:value-type="string">
            <text:p>Eval. Negativa</text:p>
          </table:table-cell>
          <table:table-cell table:style-name="ce1" office:value-type="string">
            <text:p>Eval. Positiva</text:p>
          </table:table-cell>
          <table:table-cell table:style-name="ce1"/>
        </table:table-row>
        <table:table-row table:style-name="ro1">
          <table:table-cell office:value-type="float" office:value="35406">
            <text:p>35406</text:p>
          </table:table-cell>
          <table:table-cell office:value-type="string">
            <text:p>aba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411">
            <text:p>162411</text:p>
          </table:table-cell>
          <table:table-cell office:value-type="string">
            <text:p>despué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10">
            <text:p>39310</text:p>
          </table:table-cell>
          <table:table-cell office:value-type="string">
            <text:p>co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339">
            <text:p>111339</text:p>
          </table:table-cell>
          <table:table-cell office:value-type="string">
            <text:p>habl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489">
            <text:p>43489</text:p>
          </table:table-cell>
          <table:table-cell office:value-type="string">
            <text:p>tuy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12">
            <text:p>35812</text:p>
          </table:table-cell>
          <table:table-cell office:value-type="string">
            <text:p>ah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687">
            <text:p>39687</text:p>
          </table:table-cell>
          <table:table-cell office:value-type="string">
            <text:p>que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37499">
            <text:p>3537499</text:p>
          </table:table-cell>
          <table:table-cell office:value-type="string">
            <text:p>pa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753">
            <text:p>31753</text:p>
          </table:table-cell>
          <table:table-cell office:value-type="string">
            <text:p>llev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74">
            <text:p>31374</text:p>
          </table:table-cell>
          <table:table-cell office:value-type="string">
            <text:p>vo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708">
            <text:p>108708</text:p>
          </table:table-cell>
          <table:table-cell office:value-type="string">
            <text:p>goo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670">
            <text:p>88670</text:p>
          </table:table-cell>
          <table:table-cell office:value-type="string">
            <text:p>hom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52">
            <text:p>31352</text:p>
          </table:table-cell>
          <table:table-cell office:value-type="string">
            <text:p>jef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481">
            <text:p>49481</text:p>
          </table:table-cell>
          <table:table-cell office:value-type="string">
            <text:p>pon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793">
            <text:p>45793</text:p>
          </table:table-cell>
          <table:table-cell office:value-type="string">
            <text:p>hag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730">
            <text:p>70730</text:p>
          </table:table-cell>
          <table:table-cell office:value-type="string">
            <text:p>compr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8539">
            <text:p>278539</text:p>
          </table:table-cell>
          <table:table-cell office:value-type="string">
            <text:p>e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849">
            <text:p>46849</text:p>
          </table:table-cell>
          <table:table-cell office:value-type="string">
            <text:p>independi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277">
            <text:p>93277</text:p>
          </table:table-cell>
          <table:table-cell office:value-type="string">
            <text:p>jo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696">
            <text:p>44696</text:p>
          </table:table-cell>
          <table:table-cell office:value-type="string">
            <text:p>estu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7965">
            <text:p>117965</text:p>
          </table:table-cell>
          <table:table-cell office:value-type="string">
            <text:p>tv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003">
            <text:p>40003</text:p>
          </table:table-cell>
          <table:table-cell office:value-type="string">
            <text:p>prem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183">
            <text:p>32183</text:p>
          </table:table-cell>
          <table:table-cell office:value-type="string">
            <text:p>plac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740">
            <text:p>61740</text:p>
          </table:table-cell>
          <table:table-cell office:value-type="string">
            <text:p>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011">
            <text:p>43011</text:p>
          </table:table-cell>
          <table:table-cell office:value-type="string">
            <text:p>imposib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148">
            <text:p>114148</text:p>
          </table:table-cell>
          <table:table-cell office:value-type="string">
            <text:p>mundi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493">
            <text:p>47493</text:p>
          </table:table-cell>
          <table:table-cell office:value-type="string">
            <text:p>segui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335">
            <text:p>377335</text:p>
          </table:table-cell>
          <table:table-cell office:value-type="string">
            <text:p>vi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307">
            <text:p>38307</text:p>
          </table:table-cell>
          <table:table-cell office:value-type="string">
            <text:p>di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692">
            <text:p>44692</text:p>
          </table:table-cell>
          <table:table-cell office:value-type="string">
            <text:p>quer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005">
            <text:p>50005</text:p>
          </table:table-cell>
          <table:table-cell office:value-type="string">
            <text:p>jap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07">
            <text:p>37707</text:p>
          </table:table-cell>
          <table:table-cell office:value-type="string">
            <text:p>perfec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714">
            <text:p>45714</text:p>
          </table:table-cell>
          <table:table-cell office:value-type="string">
            <text:p>córdob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417">
            <text:p>70417</text:p>
          </table:table-cell>
          <table:table-cell office:value-type="string">
            <text:p>s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267">
            <text:p>40267</text:p>
          </table:table-cell>
          <table:table-cell office:value-type="string">
            <text:p>escuch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003">
            <text:p>31003</text:p>
          </table:table-cell>
          <table:table-cell office:value-type="string">
            <text:p>cru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452">
            <text:p>33452</text:p>
          </table:table-cell>
          <table:table-cell office:value-type="string">
            <text:p>dow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921">
            <text:p>136921</text:p>
          </table:table-cell>
          <table:table-cell office:value-type="string">
            <text:p>hac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99">
            <text:p>33799</text:p>
          </table:table-cell>
          <table:table-cell office:value-type="string">
            <text:p>periodi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317">
            <text:p>59317</text:p>
          </table:table-cell>
          <table:table-cell office:value-type="string">
            <text:p>hab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368">
            <text:p>35368</text:p>
          </table:table-cell>
          <table:table-cell office:value-type="string">
            <text:p>ba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71">
            <text:p>33771</text:p>
          </table:table-cell>
          <table:table-cell office:value-type="string">
            <text:p>awesom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284">
            <text:p>46284</text:p>
          </table:table-cell>
          <table:table-cell office:value-type="string">
            <text:p>rega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435">
            <text:p>49435</text:p>
          </table:table-cell>
          <table:table-cell office:value-type="string">
            <text:p>ex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938">
            <text:p>35938</text:p>
          </table:table-cell>
          <table:table-cell office:value-type="string">
            <text:p>parqu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964">
            <text:p>111964</text:p>
          </table:table-cell>
          <table:table-cell office:value-type="string">
            <text:p>com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792">
            <text:p>49792</text:p>
          </table:table-cell>
          <table:table-cell office:value-type="string">
            <text:p>pe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846">
            <text:p>56846</text:p>
          </table:table-cell>
          <table:table-cell office:value-type="string">
            <text:p>futu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474">
            <text:p>69474</text:p>
          </table:table-cell>
          <table:table-cell office:value-type="string">
            <text:p>po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494">
            <text:p>66494</text:p>
          </table:table-cell>
          <table:table-cell office:value-type="string">
            <text:p>sa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627">
            <text:p>47627</text:p>
          </table:table-cell>
          <table:table-cell office:value-type="string">
            <text:p>busc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423">
            <text:p>98423</text:p>
          </table:table-cell>
          <table:table-cell office:value-type="string">
            <text:p>ban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323">
            <text:p>46323</text:p>
          </table:table-cell>
          <table:table-cell office:value-type="string">
            <text:p>dich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419">
            <text:p>76419</text:p>
          </table:table-cell>
          <table:table-cell office:value-type="string">
            <text:p>de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43">
            <text:p>36943</text:p>
          </table:table-cell>
          <table:table-cell office:value-type="string">
            <text:p>fac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062">
            <text:p>55062</text:p>
          </table:table-cell>
          <table:table-cell office:value-type="string">
            <text:p>pa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929">
            <text:p>120929</text:p>
          </table:table-cell>
          <table:table-cell office:value-type="string">
            <text:p>web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055">
            <text:p>42055</text:p>
          </table:table-cell>
          <table:table-cell office:value-type="string">
            <text:p>moya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ene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933">
            <text:p>314933</text:p>
          </table:table-cell>
          <table:table-cell office:value-type="string">
            <text:p>igu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328">
            <text:p>56328</text:p>
          </table:table-cell>
          <table:table-cell office:value-type="string">
            <text:p>oj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72">
            <text:p>37772</text:p>
          </table:table-cell>
          <table:table-cell office:value-type="string">
            <text:p>preside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0919">
            <text:p>610919</text:p>
          </table:table-cell>
          <table:table-cell office:value-type="string">
            <text:p>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907">
            <text:p>30907</text:p>
          </table:table-cell>
          <table:table-cell office:value-type="string">
            <text:p>sali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25">
            <text:p>32925</text:p>
          </table:table-cell>
          <table:table-cell office:value-type="string">
            <text:p>qued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2559">
            <text:p>122559</text:p>
          </table:table-cell>
          <table:table-cell office:value-type="string">
            <text:p>goog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17">
            <text:p>35117</text:p>
          </table:table-cell>
          <table:table-cell office:value-type="string">
            <text:p>err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21">
            <text:p>41221</text:p>
          </table:table-cell>
          <table:table-cell office:value-type="string">
            <text:p>aú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090">
            <text:p>46090</text:p>
          </table:table-cell>
          <table:table-cell office:value-type="string">
            <text:p>realm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8494">
            <text:p>198494</text:p>
          </table:table-cell>
          <table:table-cell office:value-type="string">
            <text:p>fo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067">
            <text:p>43067</text:p>
          </table:table-cell>
          <table:table-cell office:value-type="string">
            <text:p>fo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5369">
            <text:p>605369</text:p>
          </table:table-cell>
          <table:table-cell office:value-type="string">
            <text:p>d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592">
            <text:p>65592</text:p>
          </table:table-cell>
          <table:table-cell office:value-type="string">
            <text:p>algú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065">
            <text:p>50065</text:p>
          </table:table-cell>
          <table:table-cell office:value-type="string">
            <text:p>palab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42">
            <text:p>39842</text:p>
          </table:table-cell>
          <table:table-cell office:value-type="string">
            <text:p>gol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1661">
            <text:p>311661</text:p>
          </table:table-cell>
          <table:table-cell office:value-type="string">
            <text:p>t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308">
            <text:p>87308</text:p>
          </table:table-cell>
          <table:table-cell office:value-type="string">
            <text:p>crist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5199">
            <text:p>105199</text:p>
          </table:table-cell>
          <table:table-cell office:value-type="string">
            <text:p>a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83">
            <text:p>38883</text:p>
          </table:table-cell>
          <table:table-cell office:value-type="string">
            <text:p>pib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540">
            <text:p>68540</text:p>
          </table:table-cell>
          <table:table-cell office:value-type="string">
            <text:p>pregu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257">
            <text:p>44257</text:p>
          </table:table-cell>
          <table:table-cell office:value-type="string">
            <text:p>comi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92">
            <text:p>39892</text:p>
          </table:table-cell>
          <table:table-cell office:value-type="string">
            <text:p>felici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568">
            <text:p>73568</text:p>
          </table:table-cell>
          <table:table-cell office:value-type="string">
            <text:p>tampo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56">
            <text:p>34056</text:p>
          </table:table-cell>
          <table:table-cell office:value-type="string">
            <text:p>hab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7918">
            <text:p>497918</text:p>
          </table:table-cell>
          <table:table-cell office:value-type="string">
            <text:p>s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63">
            <text:p>52763</text:p>
          </table:table-cell>
          <table:table-cell office:value-type="string">
            <text:p>mensa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29">
            <text:p>34029</text:p>
          </table:table-cell>
          <table:table-cell office:value-type="string">
            <text:p>tuv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792">
            <text:p>61792</text:p>
          </table:table-cell>
          <table:table-cell office:value-type="string">
            <text:p>marz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804">
            <text:p>89804</text:p>
          </table:table-cell>
          <table:table-cell office:value-type="string">
            <text:p>lue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5534">
            <text:p>165534</text:p>
          </table:table-cell>
          <table:table-cell office:value-type="string">
            <text:p>v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912">
            <text:p>48912</text:p>
          </table:table-cell>
          <table:table-cell office:value-type="string">
            <text:p>ma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708">
            <text:p>102708</text:p>
          </table:table-cell>
          <table:table-cell office:value-type="string">
            <text:p>d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557">
            <text:p>47557</text:p>
          </table:table-cell>
          <table:table-cell office:value-type="string">
            <text:p>pien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28">
            <text:p>35128</text:p>
          </table:table-cell>
          <table:table-cell office:value-type="string">
            <text:p>dob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9778">
            <text:p>109778</text:p>
          </table:table-cell>
          <table:table-cell office:value-type="string">
            <text:p>que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2211">
            <text:p>502211</text:p>
          </table:table-cell>
          <table:table-cell office:value-type="string">
            <text:p>g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273">
            <text:p>70273</text:p>
          </table:table-cell>
          <table:table-cell office:value-type="string">
            <text:p>just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333">
            <text:p>65333</text:p>
          </table:table-cell>
          <table:table-cell office:value-type="string">
            <text:p>ex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268">
            <text:p>54268</text:p>
          </table:table-cell>
          <table:table-cell office:value-type="string">
            <text:p>may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imag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506">
            <text:p>532506</text:p>
          </table:table-cell>
          <table:table-cell office:value-type="string">
            <text:p>bu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857">
            <text:p>37857</text:p>
          </table:table-cell>
          <table:table-cell office:value-type="string">
            <text:p>álbu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198">
            <text:p>46198</text:p>
          </table:table-cell>
          <table:table-cell office:value-type="string">
            <text:p>ve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237">
            <text:p>36237</text:p>
          </table:table-cell>
          <table:table-cell office:value-type="string">
            <text:p>cam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1151">
            <text:p>171151</text:p>
          </table:table-cell>
          <table:table-cell office:value-type="string">
            <text:p>jajaj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987">
            <text:p>73987</text:p>
          </table:table-cell>
          <table:table-cell office:value-type="string">
            <text:p>hech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996">
            <text:p>44996</text:p>
          </table:table-cell>
          <table:table-cell office:value-type="string">
            <text:p>revi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842">
            <text:p>95842</text:p>
          </table:table-cell>
          <table:table-cell office:value-type="string">
            <text:p>happ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214">
            <text:p>43214</text:p>
          </table:table-cell>
          <table:table-cell office:value-type="string">
            <text:p>servic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9680">
            <text:p>619680</text:p>
          </table:table-cell>
          <table:table-cell office:value-type="string">
            <text:p>v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073">
            <text:p>84073</text:p>
          </table:table-cell>
          <table:table-cell office:value-type="string">
            <text:p>jue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72">
            <text:p>42972</text:p>
          </table:table-cell>
          <table:table-cell office:value-type="string">
            <text:p>pu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0256">
            <text:p>290256</text:p>
          </table:table-cell>
          <table:table-cell office:value-type="string">
            <text:p>nun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797">
            <text:p>53797</text:p>
          </table:table-cell>
          <table:table-cell office:value-type="string">
            <text:p>raci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8323">
            <text:p>418323</text:p>
          </table:table-cell>
          <table:table-cell office:value-type="string">
            <text:p>much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94">
            <text:p>41794</text:p>
          </table:table-cell>
          <table:table-cell office:value-type="string">
            <text:p>hi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759">
            <text:p>144759</text:p>
          </table:table-cell>
          <table:table-cell office:value-type="string">
            <text:p>u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697">
            <text:p>48697</text:p>
          </table:table-cell>
          <table:table-cell office:value-type="string">
            <text:p>for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6873">
            <text:p>406873</text:p>
          </table:table-cell>
          <table:table-cell office:value-type="string">
            <text:p>des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841">
            <text:p>48841</text:p>
          </table:table-cell>
          <table:table-cell office:value-type="string">
            <text:p>ten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408">
            <text:p>98408</text:p>
          </table:table-cell>
          <table:table-cell office:value-type="string">
            <text:p>histor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17">
            <text:p>37717</text:p>
          </table:table-cell>
          <table:table-cell office:value-type="string">
            <text:p>ricar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749">
            <text:p>47749</text:p>
          </table:table-cell>
          <table:table-cell office:value-type="string">
            <text:p>culp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985">
            <text:p>37985</text:p>
          </table:table-cell>
          <table:table-cell office:value-type="string">
            <text:p>tra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3925">
            <text:p>303925</text:p>
          </table:table-cell>
          <table:table-cell office:value-type="string">
            <text:p>me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10">
            <text:p>35810</text:p>
          </table:table-cell>
          <table:table-cell office:value-type="string">
            <text:p>ni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071">
            <text:p>50071</text:p>
          </table:table-cell>
          <table:table-cell office:value-type="string">
            <text:p>f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171">
            <text:p>83171</text:p>
          </table:table-cell>
          <table:table-cell office:value-type="string">
            <text:p>enca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579">
            <text:p>83579</text:p>
          </table:table-cell>
          <table:table-cell office:value-type="string">
            <text:p>ju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875">
            <text:p>63875</text:p>
          </table:table-cell>
          <table:table-cell office:value-type="string">
            <text:p>ser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0666">
            <text:p>460666</text:p>
          </table:table-cell>
          <table:table-cell office:value-type="string">
            <text:p>hac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225">
            <text:p>34225</text:p>
          </table:table-cell>
          <table:table-cell office:value-type="string">
            <text:p>adela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878">
            <text:p>30878</text:p>
          </table:table-cell>
          <table:table-cell office:value-type="string">
            <text:p>fác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613">
            <text:p>62613</text:p>
          </table:table-cell>
          <table:table-cell office:value-type="string">
            <text:p>cer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469">
            <text:p>32469</text:p>
          </table:table-cell>
          <table:table-cell office:value-type="string">
            <text:p>ac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575">
            <text:p>51575</text:p>
          </table:table-cell>
          <table:table-cell office:value-type="string">
            <text:p>empiez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8040">
            <text:p>128040</text:p>
          </table:table-cell>
          <table:table-cell office:value-type="string">
            <text:p>segu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610">
            <text:p>99610</text:p>
          </table:table-cell>
          <table:table-cell office:value-type="string">
            <text:p>ent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273">
            <text:p>67273</text:p>
          </table:table-cell>
          <table:table-cell office:value-type="string">
            <text:p>futb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0343">
            <text:p>660343</text:p>
          </table:table-cell>
          <table:table-cell office:value-type="string">
            <text:p>e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665">
            <text:p>34665</text:p>
          </table:table-cell>
          <table:table-cell office:value-type="string">
            <text:p>festiv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92">
            <text:p>33292</text:p>
          </table:table-cell>
          <table:table-cell office:value-type="string">
            <text:p>ameri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345">
            <text:p>40345</text:p>
          </table:table-cell>
          <table:table-cell office:value-type="string">
            <text:p>ma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68">
            <text:p>33068</text:p>
          </table:table-cell>
          <table:table-cell office:value-type="string">
            <text:p>corrient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947">
            <text:p>97947</text:p>
          </table:table-cell>
          <table:table-cell office:value-type="string">
            <text:p>acuer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269">
            <text:p>65269</text:p>
          </table:table-cell>
          <table:table-cell office:value-type="string">
            <text:p>prime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02">
            <text:p>36902</text:p>
          </table:table-cell>
          <table:table-cell office:value-type="string">
            <text:p>pag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397">
            <text:p>133397</text:p>
          </table:table-cell>
          <table:table-cell office:value-type="string">
            <text:p>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7028">
            <text:p>757028</text:p>
          </table:table-cell>
          <table:table-cell office:value-type="string">
            <text:p>bi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928">
            <text:p>305928</text:p>
          </table:table-cell>
          <table:table-cell office:value-type="string">
            <text:p>v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25">
            <text:p>30425</text:p>
          </table:table-cell>
          <table:table-cell office:value-type="string">
            <text:p>suscri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58">
            <text:p>30458</text:p>
          </table:table-cell>
          <table:table-cell office:value-type="string">
            <text:p>pes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abr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411">
            <text:p>150411</text:p>
          </table:table-cell>
          <table:table-cell office:value-type="string">
            <text:p>sa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046">
            <text:p>39046</text:p>
          </table:table-cell>
          <table:table-cell office:value-type="string">
            <text:p>coleg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55">
            <text:p>31655</text:p>
          </table:table-cell>
          <table:table-cell office:value-type="string">
            <text:p>me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428">
            <text:p>75428</text:p>
          </table:table-cell>
          <table:table-cell office:value-type="string">
            <text:p>lib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sab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031">
            <text:p>39031</text:p>
          </table:table-cell>
          <table:table-cell office:value-type="string">
            <text:p>martí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184">
            <text:p>34184</text:p>
          </table:table-cell>
          <table:table-cell office:value-type="string">
            <text:p>habl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6453">
            <text:p>736453</text:p>
          </table:table-cell>
          <table:table-cell office:value-type="string">
            <text:p>jaja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74951">
            <text:p>2374951</text:p>
          </table:table-cell>
          <table:table-cell office:value-type="string">
            <text:p>u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452">
            <text:p>69452</text:p>
          </table:table-cell>
          <table:table-cell office:value-type="string">
            <text:p>pa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138">
            <text:p>39138</text:p>
          </table:table-cell>
          <table:table-cell office:value-type="string">
            <text:p>rop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801">
            <text:p>47801</text:p>
          </table:table-cell>
          <table:table-cell office:value-type="string">
            <text:p>dol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400">
            <text:p>49400</text:p>
          </table:table-cell>
          <table:table-cell office:value-type="string">
            <text:p>justic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165">
            <text:p>48165</text:p>
          </table:table-cell>
          <table:table-cell office:value-type="string">
            <text:p>uste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8875">
            <text:p>198875</text:p>
          </table:table-cell>
          <table:table-cell office:value-type="string">
            <text:p>ta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989">
            <text:p>118989</text:p>
          </table:table-cell>
          <table:table-cell office:value-type="string">
            <text:p>chic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591">
            <text:p>55591</text:p>
          </table:table-cell>
          <table:table-cell office:value-type="string">
            <text:p>vuelv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562">
            <text:p>77562</text:p>
          </table:table-cell>
          <table:table-cell office:value-type="string">
            <text:p>co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455">
            <text:p>95455</text:p>
          </table:table-cell>
          <table:table-cell office:value-type="string">
            <text:p>nom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82">
            <text:p>30682</text:p>
          </table:table-cell>
          <table:table-cell office:value-type="string">
            <text:p>lle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120">
            <text:p>33120</text:p>
          </table:table-cell>
          <table:table-cell office:value-type="string">
            <text:p>concur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871">
            <text:p>87871</text:p>
          </table:table-cell>
          <table:table-cell office:value-type="string">
            <text:p>d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832">
            <text:p>102832</text:p>
          </table:table-cell>
          <table:table-cell office:value-type="string">
            <text:p>acab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3746">
            <text:p>263746</text:p>
          </table:table-cell>
          <table:table-cell office:value-type="string">
            <text:p>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073">
            <text:p>121073</text:p>
          </table:table-cell>
          <table:table-cell office:value-type="string">
            <text:p>hac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5321">
            <text:p>115321</text:p>
          </table:table-cell>
          <table:table-cell office:value-type="string">
            <text:p>ide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4333">
            <text:p>124333</text:p>
          </table:table-cell>
          <table:table-cell office:value-type="string">
            <text:p>lug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141">
            <text:p>89141</text:p>
          </table:table-cell>
          <table:table-cell office:value-type="string">
            <text:p>uste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098">
            <text:p>94098</text:p>
          </table:table-cell>
          <table:table-cell office:value-type="string">
            <text:p>está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931">
            <text:p>38931</text:p>
          </table:table-cell>
          <table:table-cell office:value-type="string">
            <text:p>vo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82">
            <text:p>34382</text:p>
          </table:table-cell>
          <table:table-cell office:value-type="string">
            <text:p>baj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0884">
            <text:p>230884</text:p>
          </table:table-cell>
          <table:table-cell office:value-type="string">
            <text:p>pa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3487">
            <text:p>563487</text:p>
          </table:table-cell>
          <table:table-cell office:value-type="string">
            <text:p>maña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201">
            <text:p>52201</text:p>
          </table:table-cell>
          <table:table-cell office:value-type="string">
            <text:p>cla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6227">
            <text:p>146227</text:p>
          </table:table-cell>
          <table:table-cell office:value-type="string">
            <text:p>mier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681">
            <text:p>71681</text:p>
          </table:table-cell>
          <table:table-cell office:value-type="string">
            <text:p>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563">
            <text:p>48563</text:p>
          </table:table-cell>
          <table:table-cell office:value-type="string">
            <text:p>trabaj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840">
            <text:p>77840</text:p>
          </table:table-cell>
          <table:table-cell office:value-type="string">
            <text:p>cal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106">
            <text:p>39106</text:p>
          </table:table-cell>
          <table:table-cell office:value-type="string">
            <text:p>dav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904">
            <text:p>58904</text:p>
          </table:table-cell>
          <table:table-cell office:value-type="string">
            <text:p>ofici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30">
            <text:p>31230</text:p>
          </table:table-cell>
          <table:table-cell office:value-type="string">
            <text:p>congre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355">
            <text:p>77355</text:p>
          </table:table-cell>
          <table:table-cell office:value-type="string">
            <text:p>u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101">
            <text:p>44101</text:p>
          </table:table-cell>
          <table:table-cell office:value-type="string">
            <text:p>aden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632">
            <text:p>79632</text:p>
          </table:table-cell>
          <table:table-cell office:value-type="string">
            <text:p>quier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06">
            <text:p>34306</text:p>
          </table:table-cell>
          <table:table-cell office:value-type="string">
            <text:p>lasti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550">
            <text:p>36550</text:p>
          </table:table-cell>
          <table:table-cell office:value-type="string">
            <text:p>comienz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761">
            <text:p>39761</text:p>
          </table:table-cell>
          <table:table-cell office:value-type="string">
            <text:p>andro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146">
            <text:p>54146</text:p>
          </table:table-cell>
          <table:table-cell office:value-type="string">
            <text:p>coraz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253">
            <text:p>55253</text:p>
          </table:table-cell>
          <table:table-cell office:value-type="string">
            <text:p>aqu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004">
            <text:p>31004</text:p>
          </table:table-cell>
          <table:table-cell office:value-type="string">
            <text:p>morni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992">
            <text:p>83992</text:p>
          </table:table-cell>
          <table:table-cell office:value-type="string">
            <text:p>po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1244">
            <text:p>191244</text:p>
          </table:table-cell>
          <table:table-cell office:value-type="string">
            <text:p>tien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182">
            <text:p>34182</text:p>
          </table:table-cell>
          <table:table-cell office:value-type="string">
            <text:p>vo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748">
            <text:p>31748</text:p>
          </table:table-cell>
          <table:table-cell office:value-type="string">
            <text:p>hacer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484">
            <text:p>96484</text:p>
          </table:table-cell>
          <table:table-cell office:value-type="string">
            <text:p>lle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917">
            <text:p>34917</text:p>
          </table:table-cell>
          <table:table-cell office:value-type="string">
            <text:p>bab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314">
            <text:p>67314</text:p>
          </table:table-cell>
          <table:table-cell office:value-type="string">
            <text:p>mes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750">
            <text:p>88750</text:p>
          </table:table-cell>
          <table:table-cell office:value-type="string">
            <text:p>med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467">
            <text:p>93467</text:p>
          </table:table-cell>
          <table:table-cell office:value-type="string">
            <text:p>pon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168">
            <text:p>36168</text:p>
          </table:table-cell>
          <table:table-cell office:value-type="string">
            <text:p>jajajajaja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982">
            <text:p>358982</text:p>
          </table:table-cell>
          <table:table-cell office:value-type="string">
            <text:p>pue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3859">
            <text:p>673859</text:p>
          </table:table-cell>
          <table:table-cell office:value-type="string">
            <text:p>e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843">
            <text:p>40843</text:p>
          </table:table-cell>
          <table:table-cell office:value-type="string">
            <text:p>alejand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78">
            <text:p>33578</text:p>
          </table:table-cell>
          <table:table-cell office:value-type="string">
            <text:p>comentari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807">
            <text:p>59807</text:p>
          </table:table-cell>
          <table:table-cell office:value-type="string">
            <text:p>navi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102">
            <text:p>33102</text:p>
          </table:table-cell>
          <table:table-cell office:value-type="string">
            <text:p>cit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429">
            <text:p>91429</text:p>
          </table:table-cell>
          <table:table-cell office:value-type="string">
            <text:p>enci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369">
            <text:p>94369</text:p>
          </table:table-cell>
          <table:table-cell office:value-type="string">
            <text:p>vuel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079">
            <text:p>80079</text:p>
          </table:table-cell>
          <table:table-cell office:value-type="string">
            <text:p>lis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9639">
            <text:p>189639</text:p>
          </table:table-cell>
          <table:table-cell office:value-type="string">
            <text:p>di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73">
            <text:p>32973</text:p>
          </table:table-cell>
          <table:table-cell office:value-type="string">
            <text:p>pen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306">
            <text:p>37306</text:p>
          </table:table-cell>
          <table:table-cell office:value-type="string">
            <text:p>llue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335">
            <text:p>55335</text:p>
          </table:table-cell>
          <table:table-cell office:value-type="string">
            <text:p>entr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309">
            <text:p>37309</text:p>
          </table:table-cell>
          <table:table-cell office:value-type="string">
            <text:p>funci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667">
            <text:p>42667</text:p>
          </table:table-cell>
          <table:table-cell office:value-type="string">
            <text:p>all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01">
            <text:p>30401</text:p>
          </table:table-cell>
          <table:table-cell office:value-type="string">
            <text:p>du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415">
            <text:p>51415</text:p>
          </table:table-cell>
          <table:table-cell office:value-type="string">
            <text:p>políti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6526">
            <text:p>606526</text:p>
          </table:table-cell>
          <table:table-cell office:value-type="string">
            <text:p>quie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872">
            <text:p>138872</text:p>
          </table:table-cell>
          <table:table-cell office:value-type="string">
            <text:p>di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9133">
            <text:p>119133</text:p>
          </table:table-cell>
          <table:table-cell office:value-type="string">
            <text:p>d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301">
            <text:p>72301</text:p>
          </table:table-cell>
          <table:table-cell office:value-type="string">
            <text:p>gus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720">
            <text:p>73720</text:p>
          </table:table-cell>
          <table:table-cell office:value-type="string">
            <text:p>mart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713">
            <text:p>84713</text:p>
          </table:table-cell>
          <table:table-cell office:value-type="string">
            <text:p>lluv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068">
            <text:p>61068</text:p>
          </table:table-cell>
          <table:table-cell office:value-type="string">
            <text:p>f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473">
            <text:p>33473</text:p>
          </table:table-cell>
          <table:table-cell office:value-type="string">
            <text:p>victor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94">
            <text:p>31894</text:p>
          </table:table-cell>
          <table:table-cell office:value-type="string">
            <text:p>mit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544">
            <text:p>76544</text:p>
          </table:table-cell>
          <table:table-cell office:value-type="string">
            <text:p>ve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08">
            <text:p>33508</text:p>
          </table:table-cell>
          <table:table-cell office:value-type="string">
            <text:p>solang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06">
            <text:p>32906</text:p>
          </table:table-cell>
          <table:table-cell office:value-type="string">
            <text:p>sorr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766">
            <text:p>45766</text:p>
          </table:table-cell>
          <table:table-cell office:value-type="string">
            <text:p>jo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507">
            <text:p>47507</text:p>
          </table:table-cell>
          <table:table-cell office:value-type="string">
            <text:p>raz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137">
            <text:p>45137</text:p>
          </table:table-cell>
          <table:table-cell office:value-type="string">
            <text:p>vien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995">
            <text:p>107995</text:p>
          </table:table-cell>
          <table:table-cell office:value-type="string">
            <text:p>t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132">
            <text:p>39132</text:p>
          </table:table-cell>
          <table:table-cell office:value-type="string">
            <text:p>eeu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551">
            <text:p>39551</text:p>
          </table:table-cell>
          <table:table-cell office:value-type="string">
            <text:p>d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670">
            <text:p>82670</text:p>
          </table:table-cell>
          <table:table-cell office:value-type="string">
            <text:p>lle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862">
            <text:p>42862</text:p>
          </table:table-cell>
          <table:table-cell office:value-type="string">
            <text:p>escue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6668">
            <text:p>196668</text:p>
          </table:table-cell>
          <table:table-cell office:value-type="string">
            <text:p>ay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023">
            <text:p>32023</text:p>
          </table:table-cell>
          <table:table-cell office:value-type="string">
            <text:p>ch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0507">
            <text:p>420507</text:p>
          </table:table-cell>
          <table:table-cell office:value-type="string">
            <text:p>so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972">
            <text:p>60972</text:p>
          </table:table-cell>
          <table:table-cell office:value-type="string">
            <text:p>pro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042">
            <text:p>65042</text:p>
          </table:table-cell>
          <table:table-cell office:value-type="string">
            <text:p>f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316">
            <text:p>66316</text:p>
          </table:table-cell>
          <table:table-cell office:value-type="string">
            <text:p>ulti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09">
            <text:p>39309</text:p>
          </table:table-cell>
          <table:table-cell office:value-type="string">
            <text:p>conoc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977">
            <text:p>410977</text:p>
          </table:table-cell>
          <table:table-cell office:value-type="string">
            <text:p>siemp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4453">
            <text:p>124453</text:p>
          </table:table-cell>
          <table:table-cell office:value-type="string">
            <text:p>geni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823">
            <text:p>36823</text:p>
          </table:table-cell>
          <table:table-cell office:value-type="string">
            <text:p>app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527">
            <text:p>59527</text:p>
          </table:table-cell>
          <table:table-cell office:value-type="string">
            <text:p>cop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434">
            <text:p>63434</text:p>
          </table:table-cell>
          <table:table-cell office:value-type="string">
            <text:p>presid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037">
            <text:p>38037</text:p>
          </table:table-cell>
          <table:table-cell office:value-type="string">
            <text:p>pad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625">
            <text:p>50625</text:p>
          </table:table-cell>
          <table:table-cell office:value-type="string">
            <text:p>m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7862">
            <text:p>297862</text:p>
          </table:table-cell>
          <table:table-cell office:value-type="string">
            <text:p>noch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34">
            <text:p>36334</text:p>
          </table:table-cell>
          <table:table-cell office:value-type="string">
            <text:p>ejemp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196">
            <text:p>92196</text:p>
          </table:table-cell>
          <table:table-cell office:value-type="string">
            <text:p>cristi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802">
            <text:p>47802</text:p>
          </table:table-cell>
          <table:table-cell office:value-type="string">
            <text:p>publici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557">
            <text:p>57557</text:p>
          </table:table-cell>
          <table:table-cell office:value-type="string">
            <text:p>cen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cordob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480">
            <text:p>61480</text:p>
          </table:table-cell>
          <table:table-cell office:value-type="string">
            <text:p>vie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301">
            <text:p>32301</text:p>
          </table:table-cell>
          <table:table-cell office:value-type="string">
            <text:p>memor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038">
            <text:p>62038</text:p>
          </table:table-cell>
          <table:table-cell office:value-type="string">
            <text:p>ip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056">
            <text:p>56056</text:p>
          </table:table-cell>
          <table:table-cell office:value-type="string">
            <text:p>sigu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612">
            <text:p>61612</text:p>
          </table:table-cell>
          <table:table-cell office:value-type="string">
            <text:p>po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7056">
            <text:p>597056</text:p>
          </table:table-cell>
          <table:table-cell office:value-type="string">
            <text:p>bue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403">
            <text:p>45403</text:p>
          </table:table-cell>
          <table:table-cell office:value-type="string">
            <text:p>su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1865">
            <text:p>181865</text:p>
          </table:table-cell>
          <table:table-cell office:value-type="string">
            <text:p>di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163">
            <text:p>62163</text:p>
          </table:table-cell>
          <table:table-cell office:value-type="string">
            <text:p>ba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967">
            <text:p>40967</text:p>
          </table:table-cell>
          <table:table-cell office:value-type="string">
            <text:p>gust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749">
            <text:p>71749</text:p>
          </table:table-cell>
          <table:table-cell office:value-type="string">
            <text:p>urugu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577">
            <text:p>34577</text:p>
          </table:table-cell>
          <table:table-cell office:value-type="string">
            <text:p>reuni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8231">
            <text:p>168231</text:p>
          </table:table-cell>
          <table:table-cell office:value-type="string">
            <text:p>v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637">
            <text:p>77637</text:p>
          </table:table-cell>
          <table:table-cell office:value-type="string">
            <text:p>inf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792">
            <text:p>39792</text:p>
          </table:table-cell>
          <table:table-cell office:value-type="string">
            <text:p>u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1769">
            <text:p>171769</text:p>
          </table:table-cell>
          <table:table-cell office:value-type="string">
            <text:p>gh201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08">
            <text:p>41208</text:p>
          </table:table-cell>
          <table:table-cell office:value-type="string">
            <text:p>pa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133">
            <text:p>38133</text:p>
          </table:table-cell>
          <table:table-cell office:value-type="string">
            <text:p>amazi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9857">
            <text:p>289857</text:p>
          </table:table-cell>
          <table:table-cell office:value-type="string">
            <text:p>gr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964">
            <text:p>35964</text:p>
          </table:table-cell>
          <table:table-cell office:value-type="string">
            <text:p>informaci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785">
            <text:p>86785</text:p>
          </table:table-cell>
          <table:table-cell office:value-type="string">
            <text:p>cha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9338">
            <text:p>739338</text:p>
          </table:table-cell>
          <table:table-cell office:value-type="string">
            <text:p>ten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5738">
            <text:p>965738</text:p>
          </table:table-cell>
          <table:table-cell office:value-type="string">
            <text:p>graci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451">
            <text:p>32451</text:p>
          </table:table-cell>
          <table:table-cell office:value-type="string">
            <text:p>dej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682">
            <text:p>114682</text:p>
          </table:table-cell>
          <table:table-cell office:value-type="string">
            <text:p>prim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837">
            <text:p>36837</text:p>
          </table:table-cell>
          <table:table-cell office:value-type="string">
            <text:p>entend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5895">
            <text:p>115895</text:p>
          </table:table-cell>
          <table:table-cell office:value-type="string">
            <text:p>gobier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2043">
            <text:p>222043</text:p>
          </table:table-cell>
          <table:table-cell office:value-type="string">
            <text:p>ver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510">
            <text:p>63510</text:p>
          </table:table-cell>
          <table:table-cell office:value-type="string">
            <text:p>top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894">
            <text:p>90894</text:p>
          </table:table-cell>
          <table:table-cell office:value-type="string">
            <text:p>onli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670">
            <text:p>58670</text:p>
          </table:table-cell>
          <table:table-cell office:value-type="string">
            <text:p>ser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426">
            <text:p>48426</text:p>
          </table:table-cell>
          <table:table-cell office:value-type="string">
            <text:p>escrib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294">
            <text:p>35294</text:p>
          </table:table-cell>
          <table:table-cell office:value-type="string">
            <text:p>nive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3482">
            <text:p>283482</text:p>
          </table:table-cell>
          <table:table-cell office:value-type="string">
            <text:p>cos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267">
            <text:p>80267</text:p>
          </table:table-cell>
          <table:table-cell office:value-type="string">
            <text:p>m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522">
            <text:p>43522</text:p>
          </table:table-cell>
          <table:table-cell office:value-type="string">
            <text:p>gen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487">
            <text:p>44487</text:p>
          </table:table-cell>
          <table:table-cell office:value-type="string">
            <text:p>s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923">
            <text:p>45923</text:p>
          </table:table-cell>
          <table:table-cell office:value-type="string">
            <text:p>clas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5240">
            <text:p>165240</text:p>
          </table:table-cell>
          <table:table-cell office:value-type="string">
            <text:p>bo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128">
            <text:p>100128</text:p>
          </table:table-cell>
          <table:table-cell office:value-type="string">
            <text:p>escuch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7832">
            <text:p>287832</text:p>
          </table:table-cell>
          <table:table-cell office:value-type="string">
            <text:p>pare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8535">
            <text:p>288535</text:p>
          </table:table-cell>
          <table:table-cell office:value-type="string">
            <text:p>añ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04">
            <text:p>38604</text:p>
          </table:table-cell>
          <table:table-cell office:value-type="string">
            <text:p>libert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071">
            <text:p>120071</text:p>
          </table:table-cell>
          <table:table-cell office:value-type="string">
            <text:p>ra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528">
            <text:p>55528</text:p>
          </table:table-cell>
          <table:table-cell office:value-type="string">
            <text:p>ra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965">
            <text:p>73965</text:p>
          </table:table-cell>
          <table:table-cell office:value-type="string">
            <text:p>algu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174">
            <text:p>48174</text:p>
          </table:table-cell>
          <table:table-cell office:value-type="string">
            <text:p>ma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293">
            <text:p>131293</text:p>
          </table:table-cell>
          <table:table-cell office:value-type="string">
            <text:p>sab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878">
            <text:p>93878</text:p>
          </table:table-cell>
          <table:table-cell office:value-type="string">
            <text:p>marc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383">
            <text:p>100383</text:p>
          </table:table-cell>
          <table:table-cell office:value-type="string">
            <text:p>fin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12863">
            <text:p>812863</text:p>
          </table:table-cell>
          <table:table-cell office:value-type="string">
            <text:p>má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1462">
            <text:p>241462</text:p>
          </table:table-cell>
          <table:table-cell office:value-type="string">
            <text:p>ten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500">
            <text:p>108500</text:p>
          </table:table-cell>
          <table:table-cell office:value-type="string">
            <text:p>sueñ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276">
            <text:p>93276</text:p>
          </table:table-cell>
          <table:table-cell office:value-type="string">
            <text:p>g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68">
            <text:p>35068</text:p>
          </table:table-cell>
          <table:table-cell office:value-type="string">
            <text:p>dine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658">
            <text:p>37658</text:p>
          </table:table-cell>
          <table:table-cell office:value-type="string">
            <text:p>al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655">
            <text:p>162655</text:p>
          </table:table-cell>
          <table:table-cell office:value-type="string">
            <text:p>despu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424">
            <text:p>42424</text:p>
          </table:table-cell>
          <table:table-cell office:value-type="string">
            <text:p>queré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272">
            <text:p>71272</text:p>
          </table:table-cell>
          <table:table-cell office:value-type="string">
            <text:p>re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390">
            <text:p>150390</text:p>
          </table:table-cell>
          <table:table-cell office:value-type="string">
            <text:p>a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279">
            <text:p>43279</text:p>
          </table:table-cell>
          <table:table-cell office:value-type="string">
            <text:p>pas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623">
            <text:p>36623</text:p>
          </table:table-cell>
          <table:table-cell office:value-type="string">
            <text:p>jugad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3425">
            <text:p>323425</text:p>
          </table:table-cell>
          <table:table-cell office:value-type="string">
            <text:p>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040">
            <text:p>39040</text:p>
          </table:table-cell>
          <table:table-cell office:value-type="string">
            <text:p>respe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707">
            <text:p>97707</text:p>
          </table:table-cell>
          <table:table-cell office:value-type="string">
            <text:p>fan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701">
            <text:p>34701</text:p>
          </table:table-cell>
          <table:table-cell office:value-type="string">
            <text:p>sis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991">
            <text:p>30991</text:p>
          </table:table-cell>
          <table:table-cell office:value-type="string">
            <text:p>eve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0444">
            <text:p>1100444</text:p>
          </table:table-cell>
          <table:table-cell office:value-type="string">
            <text:p>ho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7393">
            <text:p>607393</text:p>
          </table:table-cell>
          <table:table-cell office:value-type="string">
            <text:p>s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792">
            <text:p>30792</text:p>
          </table:table-cell>
          <table:table-cell office:value-type="string">
            <text:p>ose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718">
            <text:p>64718</text:p>
          </table:table-cell>
          <table:table-cell office:value-type="string">
            <text:p>ju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301">
            <text:p>48301</text:p>
          </table:table-cell>
          <table:table-cell office:value-type="string">
            <text:p>p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15">
            <text:p>30215</text:p>
          </table:table-cell>
          <table:table-cell office:value-type="string">
            <text:p>mand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251">
            <text:p>72251</text:p>
          </table:table-cell>
          <table:table-cell office:value-type="string">
            <text:p>ca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772">
            <text:p>40772</text:p>
          </table:table-cell>
          <table:table-cell office:value-type="string">
            <text:p>ca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018">
            <text:p>63018</text:p>
          </table:table-cell>
          <table:table-cell office:value-type="string">
            <text:p>grat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916">
            <text:p>55916</text:p>
          </table:table-cell>
          <table:table-cell office:value-type="string">
            <text:p>úni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1601">
            <text:p>241601</text:p>
          </table:table-cell>
          <table:table-cell office:value-type="string">
            <text:p>vie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31">
            <text:p>30531</text:p>
          </table:table-cell>
          <table:table-cell office:value-type="string">
            <text:p>jap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368">
            <text:p>65368</text:p>
          </table:table-cell>
          <table:table-cell office:value-type="string">
            <text:p>seguidor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750">
            <text:p>31750</text:p>
          </table:table-cell>
          <table:table-cell office:value-type="string">
            <text:p>comenta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531">
            <text:p>131531</text:p>
          </table:table-cell>
          <table:table-cell office:value-type="string">
            <text:p>interne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266">
            <text:p>73266</text:p>
          </table:table-cell>
          <table:table-cell office:value-type="string">
            <text:p>dia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72">
            <text:p>35072</text:p>
          </table:table-cell>
          <table:table-cell office:value-type="string">
            <text:p>próxi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476">
            <text:p>54476</text:p>
          </table:table-cell>
          <table:table-cell office:value-type="string">
            <text:p>jul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49">
            <text:p>31849</text:p>
          </table:table-cell>
          <table:table-cell office:value-type="string">
            <text:p>se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646">
            <text:p>36646</text:p>
          </table:table-cell>
          <table:table-cell office:value-type="string">
            <text:p>siste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005">
            <text:p>100005</text:p>
          </table:table-cell>
          <table:table-cell office:value-type="string">
            <text:p>jajajaj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531">
            <text:p>96531</text:p>
          </table:table-cell>
          <table:table-cell office:value-type="string">
            <text:p>ma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085">
            <text:p>132085</text:p>
          </table:table-cell>
          <table:table-cell office:value-type="string">
            <text:p>s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623">
            <text:p>142623</text:p>
          </table:table-cell>
          <table:table-cell office:value-type="string">
            <text:p>o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557">
            <text:p>388557</text:p>
          </table:table-cell>
          <table:table-cell office:value-type="string">
            <text:p>so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2452">
            <text:p>252452</text:p>
          </table:table-cell>
          <table:table-cell office:value-type="string">
            <text:p>v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150">
            <text:p>65150</text:p>
          </table:table-cell>
          <table:table-cell office:value-type="string">
            <text:p>bu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464">
            <text:p>49464</text:p>
          </table:table-cell>
          <table:table-cell office:value-type="string">
            <text:p>canc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902">
            <text:p>87902</text:p>
          </table:table-cell>
          <table:table-cell office:value-type="string">
            <text:p>jug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781">
            <text:p>73781</text:p>
          </table:table-cell>
          <table:table-cell office:value-type="string">
            <text:p>mue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820">
            <text:p>42820</text:p>
          </table:table-cell>
          <table:table-cell office:value-type="string">
            <text:p>necesi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218">
            <text:p>46218</text:p>
          </table:table-cell>
          <table:table-cell office:value-type="string">
            <text:p>jo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874">
            <text:p>51874</text:p>
          </table:table-cell>
          <table:table-cell office:value-type="string">
            <text:p>may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215">
            <text:p>57215</text:p>
          </table:table-cell>
          <table:table-cell office:value-type="string">
            <text:p>nuev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830">
            <text:p>68830</text:p>
          </table:table-cell>
          <table:table-cell office:value-type="string">
            <text:p>reali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144">
            <text:p>53144</text:p>
          </table:table-cell>
          <table:table-cell office:value-type="string">
            <text:p>nuestr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939">
            <text:p>43939</text:p>
          </table:table-cell>
          <table:table-cell office:value-type="string">
            <text:p>s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390">
            <text:p>56390</text:p>
          </table:table-cell>
          <table:table-cell office:value-type="string">
            <text:p>pode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08">
            <text:p>34008</text:p>
          </table:table-cell>
          <table:table-cell office:value-type="string">
            <text:p>bail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1241">
            <text:p>211241</text:p>
          </table:table-cell>
          <table:table-cell office:value-type="string">
            <text:p>ho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102">
            <text:p>85102</text:p>
          </table:table-cell>
          <table:table-cell office:value-type="string">
            <text:p>quer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533">
            <text:p>138533</text:p>
          </table:table-cell>
          <table:table-cell office:value-type="string">
            <text:p>so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683">
            <text:p>78683</text:p>
          </table:table-cell>
          <table:table-cell office:value-type="string">
            <text:p>sab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3605">
            <text:p>803605</text:p>
          </table:table-cell>
          <table:table-cell office:value-type="string">
            <text:p>aho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00">
            <text:p>37700</text:p>
          </table:table-cell>
          <table:table-cell office:value-type="string">
            <text:p>llor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736">
            <text:p>53736</text:p>
          </table:table-cell>
          <table:table-cell office:value-type="string">
            <text:p>ha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210">
            <text:p>57210</text:p>
          </table:table-cell>
          <table:table-cell office:value-type="string">
            <text:p>estuv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35">
            <text:p>33535</text:p>
          </table:table-cell>
          <table:table-cell office:value-type="string">
            <text:p>quie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369">
            <text:p>42369</text:p>
          </table:table-cell>
          <table:table-cell office:value-type="string">
            <text:p>ven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45">
            <text:p>35745</text:p>
          </table:table-cell>
          <table:table-cell office:value-type="string">
            <text:p>llev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513">
            <text:p>39513</text:p>
          </table:table-cell>
          <table:table-cell office:value-type="string">
            <text:p>buenisi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995">
            <text:p>31995</text:p>
          </table:table-cell>
          <table:table-cell office:value-type="string">
            <text:p>periodis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88">
            <text:p>30488</text:p>
          </table:table-cell>
          <table:table-cell office:value-type="string">
            <text:p>pl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3224">
            <text:p>103224</text:p>
          </table:table-cell>
          <table:table-cell office:value-type="string">
            <text:p>minu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828">
            <text:p>91828</text:p>
          </table:table-cell>
          <table:table-cell office:value-type="string">
            <text:p>mejor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5525">
            <text:p>135525</text:p>
          </table:table-cell>
          <table:table-cell office:value-type="string">
            <text:p>lu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764">
            <text:p>120764</text:p>
          </table:table-cell>
          <table:table-cell office:value-type="string">
            <text:p>só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593">
            <text:p>32593</text:p>
          </table:table-cell>
          <table:table-cell office:value-type="string">
            <text:p>felic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20">
            <text:p>30420</text:p>
          </table:table-cell>
          <table:table-cell office:value-type="string">
            <text:p>pap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8652">
            <text:p>298652</text:p>
          </table:table-cell>
          <table:table-cell office:value-type="string">
            <text:p>sema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796">
            <text:p>110796</text:p>
          </table:table-cell>
          <table:table-cell office:value-type="string">
            <text:p>much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8659">
            <text:p>288659</text:p>
          </table:table-cell>
          <table:table-cell office:value-type="string">
            <text:p>qui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1979">
            <text:p>191979</text:p>
          </table:table-cell>
          <table:table-cell office:value-type="string">
            <text:p>nuev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5824">
            <text:p>235824</text:p>
          </table:table-cell>
          <table:table-cell office:value-type="string">
            <text:p>ent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245">
            <text:p>337245</text:p>
          </table:table-cell>
          <table:table-cell office:value-type="string">
            <text:p>bue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870">
            <text:p>86870</text:p>
          </table:table-cell>
          <table:table-cell office:value-type="string">
            <text:p>otr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3160">
            <text:p>753160</text:p>
          </table:table-cell>
          <table:table-cell office:value-type="string">
            <text:p>vo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4050">
            <text:p>414050</text:p>
          </table:table-cell>
          <table:table-cell office:value-type="string">
            <text:p>feli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720">
            <text:p>40720</text:p>
          </table:table-cell>
          <table:table-cell office:value-type="string">
            <text:p>ud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7131">
            <text:p>137131</text:p>
          </table:table-cell>
          <table:table-cell office:value-type="string">
            <text:p>ah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142">
            <text:p>40142</text:p>
          </table:table-cell>
          <table:table-cell office:value-type="string">
            <text:p>en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808">
            <text:p>131808</text:p>
          </table:table-cell>
          <table:table-cell office:value-type="string">
            <text:p>tene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808">
            <text:p>143808</text:p>
          </table:table-cell>
          <table:table-cell office:value-type="string">
            <text:p>prim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594">
            <text:p>38594</text:p>
          </table:table-cell>
          <table:table-cell office:value-type="string">
            <text:p>cu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117">
            <text:p>57117</text:p>
          </table:table-cell>
          <table:table-cell office:value-type="string">
            <text:p>mart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042">
            <text:p>95042</text:p>
          </table:table-cell>
          <table:table-cell office:value-type="string">
            <text:p>paí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4507">
            <text:p>124507</text:p>
          </table:table-cell>
          <table:table-cell office:value-type="string">
            <text:p>sa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919">
            <text:p>30919</text:p>
          </table:table-cell>
          <table:table-cell office:value-type="string">
            <text:p>si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031">
            <text:p>36031</text:p>
          </table:table-cell>
          <table:table-cell office:value-type="string">
            <text:p>quer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36">
            <text:p>35036</text:p>
          </table:table-cell>
          <table:table-cell office:value-type="string">
            <text:p>cur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959">
            <text:p>49959</text:p>
          </table:table-cell>
          <table:table-cell office:value-type="string">
            <text:p>pas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534">
            <text:p>46534</text:p>
          </table:table-cell>
          <table:table-cell office:value-type="string">
            <text:p>mue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944">
            <text:p>37944</text:p>
          </table:table-cell>
          <table:table-cell office:value-type="string">
            <text:p>cancio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251">
            <text:p>147251</text:p>
          </table:table-cell>
          <table:table-cell office:value-type="string">
            <text:p>vec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73">
            <text:p>36973</text:p>
          </table:table-cell>
          <table:table-cell office:value-type="string">
            <text:p>respue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07">
            <text:p>35107</text:p>
          </table:table-cell>
          <table:table-cell office:value-type="string">
            <text:p>segu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084">
            <text:p>66084</text:p>
          </table:table-cell>
          <table:table-cell office:value-type="string">
            <text:p>lo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049">
            <text:p>91049</text:p>
          </table:table-cell>
          <table:table-cell office:value-type="string">
            <text:p>le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2385">
            <text:p>852385</text:p>
          </table:table-cell>
          <table:table-cell office:value-type="string">
            <text:p>mu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130">
            <text:p>87130</text:p>
          </table:table-cell>
          <table:table-cell office:value-type="string">
            <text:p>notici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9107">
            <text:p>269107</text:p>
          </table:table-cell>
          <table:table-cell office:value-type="string">
            <text:p>o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748">
            <text:p>386748</text:p>
          </table:table-cell>
          <table:table-cell office:value-type="string">
            <text:p>ca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454">
            <text:p>36454</text:p>
          </table:table-cell>
          <table:table-cell office:value-type="string">
            <text:p>pregu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662">
            <text:p>63662</text:p>
          </table:table-cell>
          <table:table-cell office:value-type="string">
            <text:p>fec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437">
            <text:p>38437</text:p>
          </table:table-cell>
          <table:table-cell office:value-type="string">
            <text:p>com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03">
            <text:p>30603</text:p>
          </table:table-cell>
          <table:table-cell office:value-type="string">
            <text:p>guer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2789">
            <text:p>192789</text:p>
          </table:table-cell>
          <table:table-cell office:value-type="string">
            <text:p>tambi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404">
            <text:p>78404</text:p>
          </table:table-cell>
          <table:table-cell office:value-type="string">
            <text:p>proble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071">
            <text:p>39071</text:p>
          </table:table-cell>
          <table:table-cell office:value-type="string">
            <text:p>h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533">
            <text:p>51533</text:p>
          </table:table-cell>
          <table:table-cell office:value-type="string">
            <text:p>cr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131">
            <text:p>89131</text:p>
          </table:table-cell>
          <table:table-cell office:value-type="string">
            <text:p>felicitacio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767">
            <text:p>150767</text:p>
          </table:table-cell>
          <table:table-cell office:value-type="string">
            <text:p>da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11">
            <text:p>37011</text:p>
          </table:table-cell>
          <table:table-cell office:value-type="string">
            <text:p>niñ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922">
            <text:p>80922</text:p>
          </table:table-cell>
          <table:table-cell office:value-type="string">
            <text:p>herma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250">
            <text:p>59250</text:p>
          </table:table-cell>
          <table:table-cell office:value-type="string">
            <text:p>m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794">
            <text:p>54794</text:p>
          </table:table-cell>
          <table:table-cell office:value-type="string">
            <text:p>totalm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536">
            <text:p>76536</text:p>
          </table:table-cell>
          <table:table-cell office:value-type="string">
            <text:p>importa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630">
            <text:p>42630</text:p>
          </table:table-cell>
          <table:table-cell office:value-type="string">
            <text:p>gan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325">
            <text:p>107325</text:p>
          </table:table-cell>
          <table:table-cell office:value-type="string">
            <text:p>riv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702">
            <text:p>32702</text:p>
          </table:table-cell>
          <table:table-cell office:value-type="string">
            <text:p>hel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443">
            <text:p>190443</text:p>
          </table:table-cell>
          <table:table-cell office:value-type="string">
            <text:p>fo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759">
            <text:p>47759</text:p>
          </table:table-cell>
          <table:table-cell office:value-type="string">
            <text:p>sue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906">
            <text:p>144906</text:p>
          </table:table-cell>
          <table:table-cell office:value-type="string">
            <text:p>viv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185">
            <text:p>80185</text:p>
          </table:table-cell>
          <table:table-cell office:value-type="string">
            <text:p>est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5493">
            <text:p>885493</text:p>
          </table:table-cell>
          <table:table-cell office:value-type="string">
            <text:p>tod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130">
            <text:p>59130</text:p>
          </table:table-cell>
          <table:table-cell office:value-type="string">
            <text:p>pe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74">
            <text:p>39874</text:p>
          </table:table-cell>
          <table:table-cell office:value-type="string">
            <text:p>v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405">
            <text:p>69405</text:p>
          </table:table-cell>
          <table:table-cell office:value-type="string">
            <text:p>vie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298">
            <text:p>162298</text:p>
          </table:table-cell>
          <table:table-cell office:value-type="string">
            <text:p>part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427">
            <text:p>43427</text:p>
          </table:table-cell>
          <table:table-cell office:value-type="string">
            <text:p>digit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871">
            <text:p>147871</text:p>
          </table:table-cell>
          <table:table-cell office:value-type="string">
            <text:p>bes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28">
            <text:p>34028</text:p>
          </table:table-cell>
          <table:table-cell office:value-type="string">
            <text:p>de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590">
            <text:p>35590</text:p>
          </table:table-cell>
          <table:table-cell office:value-type="string">
            <text:p>muri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553">
            <text:p>46553</text:p>
          </table:table-cell>
          <table:table-cell office:value-type="string">
            <text:p>nuev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585">
            <text:p>50585</text:p>
          </table:table-cell>
          <table:table-cell office:value-type="string">
            <text:p>entrevi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571">
            <text:p>32571</text:p>
          </table:table-cell>
          <table:table-cell office:value-type="string">
            <text:p>hubi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339">
            <text:p>142339</text:p>
          </table:table-cell>
          <table:table-cell office:value-type="string">
            <text:p>segu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2549">
            <text:p>262549</text:p>
          </table:table-cell>
          <table:table-cell office:value-type="string">
            <text:p>mu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063">
            <text:p>65063</text:p>
          </table:table-cell>
          <table:table-cell office:value-type="string">
            <text:p>anoch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027">
            <text:p>52027</text:p>
          </table:table-cell>
          <table:table-cell office:value-type="string">
            <text:p>tu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846">
            <text:p>44846</text:p>
          </table:table-cell>
          <table:table-cell office:value-type="string">
            <text:p>dul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331">
            <text:p>71331</text:p>
          </table:table-cell>
          <table:table-cell office:value-type="string">
            <text:p>famil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606">
            <text:p>50606</text:p>
          </table:table-cell>
          <table:table-cell office:value-type="string">
            <text:p>and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7669">
            <text:p>267669</text:p>
          </table:table-cell>
          <table:table-cell office:value-type="string">
            <text:p>o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721">
            <text:p>70721</text:p>
          </table:table-cell>
          <table:table-cell office:value-type="string">
            <text:p>jus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246">
            <text:p>76246</text:p>
          </table:table-cell>
          <table:table-cell office:value-type="string">
            <text:p>dej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209">
            <text:p>34209</text:p>
          </table:table-cell>
          <table:table-cell office:value-type="string">
            <text:p>naci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646">
            <text:p>45646</text:p>
          </table:table-cell>
          <table:table-cell office:value-type="string">
            <text:p>tem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179">
            <text:p>55179</text:p>
          </table:table-cell>
          <table:table-cell office:value-type="string">
            <text:p>si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182">
            <text:p>33182</text:p>
          </table:table-cell>
          <table:table-cell office:value-type="string">
            <text:p>octu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516">
            <text:p>66516</text:p>
          </table:table-cell>
          <table:table-cell office:value-type="string">
            <text:p>tmb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375">
            <text:p>63375</text:p>
          </table:table-cell>
          <table:table-cell office:value-type="string">
            <text:p>especi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914">
            <text:p>44914</text:p>
          </table:table-cell>
          <table:table-cell office:value-type="string">
            <text:p>part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3597">
            <text:p>223597</text:p>
          </table:table-cell>
          <table:table-cell office:value-type="string">
            <text:p>dorm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084">
            <text:p>112084</text:p>
          </table:table-cell>
          <table:table-cell office:value-type="string">
            <text:p>be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604">
            <text:p>36604</text:p>
          </table:table-cell>
          <table:table-cell office:value-type="string">
            <text:p>dier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816">
            <text:p>52816</text:p>
          </table:table-cell>
          <table:table-cell office:value-type="string">
            <text:p>llegu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407">
            <text:p>68407</text:p>
          </table:table-cell>
          <table:table-cell office:value-type="string">
            <text:p>cua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914">
            <text:p>62914</text:p>
          </table:table-cell>
          <table:table-cell office:value-type="string">
            <text:p>paler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208">
            <text:p>48208</text:p>
          </table:table-cell>
          <table:table-cell office:value-type="string">
            <text:p>segú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163">
            <text:p>75163</text:p>
          </table:table-cell>
          <table:table-cell office:value-type="string">
            <text:p>ci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332">
            <text:p>111332</text:p>
          </table:table-cell>
          <table:table-cell office:value-type="string">
            <text:p>muj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404">
            <text:p>64404</text:p>
          </table:table-cell>
          <table:table-cell office:value-type="string">
            <text:p>us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2137">
            <text:p>212137</text:p>
          </table:table-cell>
          <table:table-cell office:value-type="string">
            <text:p>am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27">
            <text:p>38827</text:p>
          </table:table-cell>
          <table:table-cell office:value-type="string">
            <text:p>to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94">
            <text:p>42994</text:p>
          </table:table-cell>
          <table:table-cell office:value-type="string">
            <text:p>febre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981">
            <text:p>41981</text:p>
          </table:table-cell>
          <table:table-cell office:value-type="string">
            <text:p>termi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555">
            <text:p>100555</text:p>
          </table:table-cell>
          <table:table-cell office:value-type="string">
            <text:p>pu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291">
            <text:p>77291</text:p>
          </table:table-cell>
          <table:table-cell office:value-type="string">
            <text:p>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791">
            <text:p>72791</text:p>
          </table:table-cell>
          <table:table-cell office:value-type="string">
            <text:p>ten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371">
            <text:p>61371</text:p>
          </table:table-cell>
          <table:table-cell office:value-type="string">
            <text:p>ban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211">
            <text:p>75211</text:p>
          </table:table-cell>
          <table:table-cell office:value-type="string">
            <text:p>tom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60">
            <text:p>35160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160">
            <text:p>71160</text:p>
          </table:table-cell>
          <table:table-cell office:value-type="string">
            <text:p>p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129">
            <text:p>100129</text:p>
          </table:table-cell>
          <table:table-cell office:value-type="string">
            <text:p>necesi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199">
            <text:p>58199</text:p>
          </table:table-cell>
          <table:table-cell office:value-type="string">
            <text:p>tempra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572">
            <text:p>41572</text:p>
          </table:table-cell>
          <table:table-cell office:value-type="string">
            <text:p>sal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265">
            <text:p>66265</text:p>
          </table:table-cell>
          <table:table-cell office:value-type="string">
            <text:p>palab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249">
            <text:p>38249</text:p>
          </table:table-cell>
          <table:table-cell office:value-type="string">
            <text:p>feder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530">
            <text:p>36530</text:p>
          </table:table-cell>
          <table:table-cell office:value-type="string">
            <text:p>dijer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325">
            <text:p>227325</text:p>
          </table:table-cell>
          <table:table-cell office:value-type="string">
            <text:p>v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366">
            <text:p>73366</text:p>
          </table:table-cell>
          <table:table-cell office:value-type="string">
            <text:p>mie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686">
            <text:p>110686</text:p>
          </table:table-cell>
          <table:table-cell office:value-type="string">
            <text:p>cu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346">
            <text:p>50346</text:p>
          </table:table-cell>
          <table:table-cell office:value-type="string">
            <text:p>espera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2560">
            <text:p>572560</text:p>
          </table:table-cell>
          <table:table-cell office:value-type="string">
            <text:p>ha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541">
            <text:p>55541</text:p>
          </table:table-cell>
          <table:table-cell office:value-type="string">
            <text:p>mess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40">
            <text:p>41740</text:p>
          </table:table-cell>
          <table:table-cell office:value-type="string">
            <text:p>podr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853">
            <text:p>44853</text:p>
          </table:table-cell>
          <table:table-cell office:value-type="string">
            <text:p>er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319">
            <text:p>79319</text:p>
          </table:table-cell>
          <table:table-cell office:value-type="string">
            <text:p>le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470">
            <text:p>56470</text:p>
          </table:table-cell>
          <table:table-cell office:value-type="string">
            <text:p>li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353">
            <text:p>35353</text:p>
          </table:table-cell>
          <table:table-cell office:value-type="string">
            <text:p>vie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248">
            <text:p>71248</text:p>
          </table:table-cell>
          <table:table-cell office:value-type="string">
            <text:p>gru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cuá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5990">
            <text:p>575990</text:p>
          </table:table-cell>
          <table:table-cell office:value-type="string">
            <text:p>d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335">
            <text:p>79335</text:p>
          </table:table-cell>
          <table:table-cell office:value-type="string">
            <text:p>gan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097">
            <text:p>89097</text:p>
          </table:table-cell>
          <table:table-cell office:value-type="string">
            <text:p>escuch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948">
            <text:p>53948</text:p>
          </table:table-cell>
          <table:table-cell office:value-type="string">
            <text:p>afu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506">
            <text:p>42506</text:p>
          </table:table-cell>
          <table:table-cell office:value-type="string">
            <text:p>canci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62">
            <text:p>41762</text:p>
          </table:table-cell>
          <table:table-cell office:value-type="string">
            <text:p>se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388">
            <text:p>38388</text:p>
          </table:table-cell>
          <table:table-cell office:value-type="string">
            <text:p>clarí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481">
            <text:p>79481</text:p>
          </table:table-cell>
          <table:table-cell office:value-type="string">
            <text:p>hab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459">
            <text:p>34459</text:p>
          </table:table-cell>
          <table:table-cell office:value-type="string">
            <text:p>hub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894">
            <text:p>32894</text:p>
          </table:table-cell>
          <table:table-cell office:value-type="string">
            <text:p>ob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2583">
            <text:p>172583</text:p>
          </table:table-cell>
          <table:table-cell office:value-type="string">
            <text:p>ah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643">
            <text:p>71643</text:p>
          </table:table-cell>
          <table:table-cell office:value-type="string">
            <text:p>pas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817">
            <text:p>61817</text:p>
          </table:table-cell>
          <table:table-cell office:value-type="string">
            <text:p>ma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461">
            <text:p>190461</text:p>
          </table:table-cell>
          <table:table-cell office:value-type="string">
            <text:p>fin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565">
            <text:p>63565</text:p>
          </table:table-cell>
          <table:table-cell office:value-type="string">
            <text:p>pas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774">
            <text:p>46774</text:p>
          </table:table-cell>
          <table:table-cell office:value-type="string">
            <text:p>sit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535">
            <text:p>180535</text:p>
          </table:table-cell>
          <table:table-cell office:value-type="string">
            <text:p>b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786">
            <text:p>59786</text:p>
          </table:table-cell>
          <table:table-cell office:value-type="string">
            <text:p>d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192">
            <text:p>50192</text:p>
          </table:table-cell>
          <table:table-cell office:value-type="string">
            <text:p>porq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114">
            <text:p>50114</text:p>
          </table:table-cell>
          <table:table-cell office:value-type="string">
            <text:p>podé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1763">
            <text:p>261763</text:p>
          </table:table-cell>
          <table:table-cell office:value-type="string">
            <text:p>es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14">
            <text:p>36314</text:p>
          </table:table-cell>
          <table:table-cell office:value-type="string">
            <text:p>capa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1742">
            <text:p>321742</text:p>
          </table:table-cell>
          <table:table-cell office:value-type="string">
            <text:p>as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05">
            <text:p>34305</text:p>
          </table:table-cell>
          <table:table-cell office:value-type="string">
            <text:p>wor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1774">
            <text:p>461774</text:p>
          </table:table-cell>
          <table:table-cell office:value-type="string">
            <text:p>al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215">
            <text:p>96215</text:p>
          </table:table-cell>
          <table:table-cell office:value-type="string">
            <text:p>cabez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975">
            <text:p>54975</text:p>
          </table:table-cell>
          <table:table-cell office:value-type="string">
            <text:p>esp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333">
            <text:p>33333</text:p>
          </table:table-cell>
          <table:table-cell office:value-type="string">
            <text:p>pelotu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682">
            <text:p>69682</text:p>
          </table:table-cell>
          <table:table-cell office:value-type="string">
            <text:p>for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076">
            <text:p>38076</text:p>
          </table:table-cell>
          <table:table-cell office:value-type="string">
            <text:p>miércol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050">
            <text:p>82050</text:p>
          </table:table-cell>
          <table:table-cell office:value-type="string">
            <text:p>quié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137">
            <text:p>36137</text:p>
          </table:table-cell>
          <table:table-cell office:value-type="string">
            <text:p>sal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269">
            <text:p>82269</text:p>
          </table:table-cell>
          <table:table-cell office:value-type="string">
            <text:p>com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2455">
            <text:p>182455</text:p>
          </table:table-cell>
          <table:table-cell office:value-type="string">
            <text:p>on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183">
            <text:p>76183</text:p>
          </table:table-cell>
          <table:table-cell office:value-type="string">
            <text:p>lla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19">
            <text:p>52719</text:p>
          </table:table-cell>
          <table:table-cell office:value-type="string">
            <text:p>hace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981">
            <text:p>46981</text:p>
          </table:table-cell>
          <table:table-cell office:value-type="string">
            <text:p>sii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4949">
            <text:p>174949</text:p>
          </table:table-cell>
          <table:table-cell office:value-type="string">
            <text:p>con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659">
            <text:p>363659</text:p>
          </table:table-cell>
          <table:table-cell office:value-type="string">
            <text:p>m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876">
            <text:p>36876</text:p>
          </table:table-cell>
          <table:table-cell office:value-type="string">
            <text:p>partid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099">
            <text:p>46099</text:p>
          </table:table-cell>
          <table:table-cell office:value-type="string">
            <text:p>vari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7576">
            <text:p>577576</text:p>
          </table:table-cell>
          <table:table-cell office:value-type="string">
            <text:p>tie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380">
            <text:p>45380</text:p>
          </table:table-cell>
          <table:table-cell office:value-type="string">
            <text:p>lleg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148">
            <text:p>46148</text:p>
          </table:table-cell>
          <table:table-cell office:value-type="string">
            <text:p>tom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052">
            <text:p>43052</text:p>
          </table:table-cell>
          <table:table-cell office:value-type="string">
            <text:p>pu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601">
            <text:p>32601</text:p>
          </table:table-cell>
          <table:table-cell office:value-type="string">
            <text:p>volv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598">
            <text:p>32598</text:p>
          </table:table-cell>
          <table:table-cell office:value-type="string">
            <text:p>noo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128">
            <text:p>70128</text:p>
          </table:table-cell>
          <table:table-cell office:value-type="string">
            <text:p>ipho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86">
            <text:p>31886</text:p>
          </table:table-cell>
          <table:table-cell office:value-type="string">
            <text:p>p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357">
            <text:p>108357</text:p>
          </table:table-cell>
          <table:table-cell office:value-type="string">
            <text:p>pued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2301">
            <text:p>522301</text:p>
          </table:table-cell>
          <table:table-cell office:value-type="string">
            <text:p>mej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422">
            <text:p>51422</text:p>
          </table:table-cell>
          <table:table-cell office:value-type="string">
            <text:p>ot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170">
            <text:p>34170</text:p>
          </table:table-cell>
          <table:table-cell office:value-type="string">
            <text:p>pau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81">
            <text:p>36381</text:p>
          </table:table-cell>
          <table:table-cell office:value-type="string">
            <text:p>cuer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174">
            <text:p>40174</text:p>
          </table:table-cell>
          <table:table-cell office:value-type="string">
            <text:p>nov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267">
            <text:p>61267</text:p>
          </table:table-cell>
          <table:table-cell office:value-type="string">
            <text:p>hay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520">
            <text:p>53520</text:p>
          </table:table-cell>
          <table:table-cell office:value-type="string">
            <text:p>teng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83">
            <text:p>33583</text:p>
          </table:table-cell>
          <table:table-cell office:value-type="string">
            <text:p>or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414">
            <text:p>73414</text:p>
          </table:table-cell>
          <table:table-cell office:value-type="string">
            <text:p>va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411">
            <text:p>40411</text:p>
          </table:table-cell>
          <table:table-cell office:value-type="string">
            <text:p>g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907">
            <text:p>65907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402">
            <text:p>34402</text:p>
          </table:table-cell>
          <table:table-cell office:value-type="string">
            <text:p>recuer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353">
            <text:p>305353</text:p>
          </table:table-cell>
          <table:table-cell office:value-type="string">
            <text:p>cr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986">
            <text:p>40986</text:p>
          </table:table-cell>
          <table:table-cell office:value-type="string">
            <text:p>posib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5492">
            <text:p>115492</text:p>
          </table:table-cell>
          <table:table-cell office:value-type="string">
            <text:p>sab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783">
            <text:p>55783</text:p>
          </table:table-cell>
          <table:table-cell office:value-type="string">
            <text:p>carl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5105">
            <text:p>275105</text:p>
          </table:table-cell>
          <table:table-cell office:value-type="string">
            <text:p>po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176">
            <text:p>88176</text:p>
          </table:table-cell>
          <table:table-cell office:value-type="string">
            <text:p>hac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946">
            <text:p>37946</text:p>
          </table:table-cell>
          <table:table-cell office:value-type="string">
            <text:p>deb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079">
            <text:p>121079</text:p>
          </table:table-cell>
          <table:table-cell office:value-type="string">
            <text:p>ser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761">
            <text:p>34761</text:p>
          </table:table-cell>
          <table:table-cell office:value-type="string">
            <text:p>seri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738">
            <text:p>42738</text:p>
          </table:table-cell>
          <table:table-cell office:value-type="string">
            <text:p>falt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675">
            <text:p>34675</text:p>
          </table:table-cell>
          <table:table-cell office:value-type="string">
            <text:p>sir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177">
            <text:p>32177</text:p>
          </table:table-cell>
          <table:table-cell office:value-type="string">
            <text:p>jorn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602">
            <text:p>156602</text:p>
          </table:table-cell>
          <table:table-cell office:value-type="string">
            <text:p>si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835">
            <text:p>74835</text:p>
          </table:table-cell>
          <table:table-cell office:value-type="string">
            <text:p>p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3437">
            <text:p>183437</text:p>
          </table:table-cell>
          <table:table-cell office:value-type="string">
            <text:p>dí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601">
            <text:p>74601</text:p>
          </table:table-cell>
          <table:table-cell office:value-type="string">
            <text:p>es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112">
            <text:p>82112</text:p>
          </table:table-cell>
          <table:table-cell office:value-type="string">
            <text:p>obv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484">
            <text:p>37484</text:p>
          </table:table-cell>
          <table:table-cell office:value-type="string">
            <text:p>char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451">
            <text:p>51451</text:p>
          </table:table-cell>
          <table:table-cell office:value-type="string">
            <text:p>ten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232">
            <text:p>43232</text:p>
          </table:table-cell>
          <table:table-cell office:value-type="string">
            <text:p>vis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792">
            <text:p>143792</text:p>
          </table:table-cell>
          <table:table-cell office:value-type="string">
            <text:p>progra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812">
            <text:p>44812</text:p>
          </table:table-cell>
          <table:table-cell office:value-type="string">
            <text:p>pelícu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6405">
            <text:p>216405</text:p>
          </table:table-cell>
          <table:table-cell office:value-type="string">
            <text:p>a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41">
            <text:p>30641</text:p>
          </table:table-cell>
          <table:table-cell office:value-type="string">
            <text:p>selecci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2535">
            <text:p>362535</text:p>
          </table:table-cell>
          <table:table-cell office:value-type="string">
            <text:p>bue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125">
            <text:p>316125</text:p>
          </table:table-cell>
          <table:table-cell office:value-type="string">
            <text:p>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743">
            <text:p>86743</text:p>
          </table:table-cell>
          <table:table-cell office:value-type="string">
            <text:p>agua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5556">
            <text:p>105556</text:p>
          </table:table-cell>
          <table:table-cell office:value-type="string">
            <text:p>v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764">
            <text:p>47764</text:p>
          </table:table-cell>
          <table:table-cell office:value-type="string">
            <text:p>esper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674">
            <text:p>37674</text:p>
          </table:table-cell>
          <table:table-cell office:value-type="string">
            <text:p>encontr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895">
            <text:p>108895</text:p>
          </table:table-cell>
          <table:table-cell office:value-type="string">
            <text:p>aunqu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402">
            <text:p>85402</text:p>
          </table:table-cell>
          <table:table-cell office:value-type="string">
            <text:p>lleg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953">
            <text:p>63953</text:p>
          </table:table-cell>
          <table:table-cell office:value-type="string">
            <text:p>hac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932">
            <text:p>180932</text:p>
          </table:table-cell>
          <table:table-cell office:value-type="string">
            <text:p>traba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834">
            <text:p>69834</text:p>
          </table:table-cell>
          <table:table-cell office:value-type="string">
            <text:p>arrib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01">
            <text:p>34301</text:p>
          </table:table-cell>
          <table:table-cell office:value-type="string">
            <text:p>torn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494">
            <text:p>65494</text:p>
          </table:table-cell>
          <table:table-cell office:value-type="string">
            <text:p>d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573">
            <text:p>40573</text:p>
          </table:table-cell>
          <table:table-cell office:value-type="string">
            <text:p>al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409">
            <text:p>39409</text:p>
          </table:table-cell>
          <table:table-cell office:value-type="string">
            <text:p>bar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246">
            <text:p>65246</text:p>
          </table:table-cell>
          <table:table-cell office:value-type="string">
            <text:p>he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327">
            <text:p>30327</text:p>
          </table:table-cell>
          <table:table-cell office:value-type="string">
            <text:p>apare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059">
            <text:p>71059</text:p>
          </table:table-cell>
          <table:table-cell office:value-type="string">
            <text:p>re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207">
            <text:p>161207</text:p>
          </table:table-cell>
          <table:table-cell office:value-type="string">
            <text:p>sue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5491">
            <text:p>105491</text:p>
          </table:table-cell>
          <table:table-cell office:value-type="string">
            <text:p>deb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202">
            <text:p>61202</text:p>
          </table:table-cell>
          <table:table-cell office:value-type="string">
            <text:p>ba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58">
            <text:p>30258</text:p>
          </table:table-cell>
          <table:table-cell office:value-type="string">
            <text:p>ahh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64">
            <text:p>33564</text:p>
          </table:table-cell>
          <table:table-cell office:value-type="string">
            <text:p>increíb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355">
            <text:p>50355</text:p>
          </table:table-cell>
          <table:table-cell office:value-type="string">
            <text:p>mir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69">
            <text:p>35069</text:p>
          </table:table-cell>
          <table:table-cell office:value-type="string">
            <text:p>sex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180">
            <text:p>46180</text:p>
          </table:table-cell>
          <table:table-cell office:value-type="string">
            <text:p>term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820">
            <text:p>34820</text:p>
          </table:table-cell>
          <table:table-cell office:value-type="string">
            <text:p>ga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391">
            <text:p>100391</text:p>
          </table:table-cell>
          <table:table-cell office:value-type="string">
            <text:p>pas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300">
            <text:p>38300</text:p>
          </table:table-cell>
          <table:table-cell office:value-type="string">
            <text:p>res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9411">
            <text:p>959411</text:p>
          </table:table-cell>
          <table:table-cell office:value-type="string">
            <text:p>to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30">
            <text:p>30530</text:p>
          </table:table-cell>
          <table:table-cell office:value-type="string">
            <text:p>prec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070">
            <text:p>65070</text:p>
          </table:table-cell>
          <table:table-cell office:value-type="string">
            <text:p>lar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095">
            <text:p>136095</text:p>
          </table:table-cell>
          <table:table-cell office:value-type="string">
            <text:p>lin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6865">
            <text:p>296865</text:p>
          </table:table-cell>
          <table:table-cell office:value-type="string">
            <text:p>pue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492">
            <text:p>55492</text:p>
          </table:table-cell>
          <table:table-cell office:value-type="string">
            <text:p>basta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3563">
            <text:p>153563</text:p>
          </table:table-cell>
          <table:table-cell office:value-type="string">
            <text:p>quie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585">
            <text:p>42585</text:p>
          </table:table-cell>
          <table:table-cell office:value-type="string">
            <text:p>ademá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235">
            <text:p>34235</text:p>
          </table:table-cell>
          <table:table-cell office:value-type="string">
            <text:p>tou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32">
            <text:p>31832</text:p>
          </table:table-cell>
          <table:table-cell office:value-type="string">
            <text:p>vi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631">
            <text:p>67631</text:p>
          </table:table-cell>
          <table:table-cell office:value-type="string">
            <text:p>recié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5530">
            <text:p>175530</text:p>
          </table:table-cell>
          <table:table-cell office:value-type="string">
            <text:p>amig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163">
            <text:p>44163</text:p>
          </table:table-cell>
          <table:table-cell office:value-type="string">
            <text:p>public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696">
            <text:p>41696</text:p>
          </table:table-cell>
          <table:table-cell office:value-type="string">
            <text:p>españ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80">
            <text:p>35780</text:p>
          </table:table-cell>
          <table:table-cell office:value-type="string">
            <text:p>jugador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109">
            <text:p>45109</text:p>
          </table:table-cell>
          <table:table-cell office:value-type="string">
            <text:p>ham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6277">
            <text:p>406277</text:p>
          </table:table-cell>
          <table:table-cell office:value-type="string">
            <text:p>ha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2064">
            <text:p>122064</text:p>
          </table:table-cell>
          <table:table-cell office:value-type="string">
            <text:p>ciu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64">
            <text:p>36964</text:p>
          </table:table-cell>
          <table:table-cell office:value-type="string">
            <text:p>llev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9866">
            <text:p>189866</text:p>
          </table:table-cell>
          <table:table-cell office:value-type="string">
            <text:p>bue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728">
            <text:p>55728</text:p>
          </table:table-cell>
          <table:table-cell office:value-type="string">
            <text:p>pel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254">
            <text:p>70254</text:p>
          </table:table-cell>
          <table:table-cell office:value-type="string">
            <text:p>roc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62">
            <text:p>37062</text:p>
          </table:table-cell>
          <table:table-cell office:value-type="string">
            <text:p>puer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153">
            <text:p>71153</text:p>
          </table:table-cell>
          <table:table-cell office:value-type="string">
            <text:p>via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059">
            <text:p>47059</text:p>
          </table:table-cell>
          <table:table-cell office:value-type="string">
            <text:p>ley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256">
            <text:p>120256</text:p>
          </table:table-cell>
          <table:table-cell office:value-type="string">
            <text:p>ha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09">
            <text:p>39809</text:p>
          </table:table-cell>
          <table:table-cell office:value-type="string">
            <text:p>tempor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516">
            <text:p>54516</text:p>
          </table:table-cell>
          <table:table-cell office:value-type="string">
            <text:p>m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935">
            <text:p>65935</text:p>
          </table:table-cell>
          <table:table-cell office:value-type="string">
            <text:p>sig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922">
            <text:p>45922</text:p>
          </table:table-cell>
          <table:table-cell office:value-type="string">
            <text:p>vistaz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967">
            <text:p>41967</text:p>
          </table:table-cell>
          <table:table-cell office:value-type="string">
            <text:p>ne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018">
            <text:p>102018</text:p>
          </table:table-cell>
          <table:table-cell office:value-type="string">
            <text:p>equi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343">
            <text:p>38343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8412">
            <text:p>548412</text:p>
          </table:table-cell>
          <table:table-cell office:value-type="string">
            <text:p>n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530">
            <text:p>142530</text:p>
          </table:table-cell>
          <table:table-cell office:value-type="string">
            <text:p>v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93">
            <text:p>38893</text:p>
          </table:table-cell>
          <table:table-cell office:value-type="string">
            <text:p>derech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52">
            <text:p>35752</text:p>
          </table:table-cell>
          <table:table-cell office:value-type="string">
            <text:p>ti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979">
            <text:p>63979</text:p>
          </table:table-cell>
          <table:table-cell office:value-type="string">
            <text:p>capit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365">
            <text:p>59365</text:p>
          </table:table-cell>
          <table:table-cell office:value-type="string">
            <text:p>neg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875">
            <text:p>56875</text:p>
          </table:table-cell>
          <table:table-cell office:value-type="string">
            <text:p>españ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638">
            <text:p>65638</text:p>
          </table:table-cell>
          <table:table-cell office:value-type="string">
            <text:p>viv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168">
            <text:p>180168</text:p>
          </table:table-cell>
          <table:table-cell office:value-type="string">
            <text:p>fal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300">
            <text:p>59300</text:p>
          </table:table-cell>
          <table:table-cell office:value-type="string">
            <text:p>labu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550">
            <text:p>142550</text:p>
          </table:table-cell>
          <table:table-cell office:value-type="string">
            <text:p>pa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2277">
            <text:p>422277</text:p>
          </table:table-cell>
          <table:table-cell office:value-type="string">
            <text:p>s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272">
            <text:p>50272</text:p>
          </table:table-cell>
          <table:table-cell office:value-type="string">
            <text:p>estud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383">
            <text:p>33383</text:p>
          </table:table-cell>
          <table:table-cell office:value-type="string">
            <text:p>ma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907">
            <text:p>39907</text:p>
          </table:table-cell>
          <table:table-cell office:value-type="string">
            <text:p>teng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5365">
            <text:p>245365</text:p>
          </table:table-cell>
          <table:table-cell office:value-type="string">
            <text:p>faceboo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604">
            <text:p>136604</text:p>
          </table:table-cell>
          <table:table-cell office:value-type="string">
            <text:p>pla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64">
            <text:p>41064</text:p>
          </table:table-cell>
          <table:table-cell office:value-type="string">
            <text:p>tier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361">
            <text:p>43361</text:p>
          </table:table-cell>
          <table:table-cell office:value-type="string">
            <text:p>t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338">
            <text:p>93338</text:p>
          </table:table-cell>
          <table:table-cell office:value-type="string">
            <text:p>tim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1913">
            <text:p>171913</text:p>
          </table:table-cell>
          <table:table-cell office:value-type="string">
            <text:p>salud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464">
            <text:p>56464</text:p>
          </table:table-cell>
          <table:table-cell office:value-type="string">
            <text:p>tot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049">
            <text:p>90049</text:p>
          </table:table-cell>
          <table:table-cell office:value-type="string">
            <text:p>mad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564">
            <text:p>37564</text:p>
          </table:table-cell>
          <table:table-cell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9398">
            <text:p>169398</text:p>
          </table:table-cell>
          <table:table-cell office:value-type="string">
            <text:p>follow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536">
            <text:p>45536</text:p>
          </table:table-cell>
          <table:table-cell office:value-type="string">
            <text:p>seguri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551">
            <text:p>52551</text:p>
          </table:table-cell>
          <table:table-cell office:value-type="string">
            <text:p>lu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715">
            <text:p>48715</text:p>
          </table:table-cell>
          <table:table-cell office:value-type="string">
            <text:p>salu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731">
            <text:p>54731</text:p>
          </table:table-cell>
          <table:table-cell office:value-type="string">
            <text:p>lu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316">
            <text:p>62316</text:p>
          </table:table-cell>
          <table:table-cell office:value-type="string">
            <text:p>vera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94">
            <text:p>36994</text:p>
          </table:table-cell>
          <table:table-cell office:value-type="string">
            <text:p>viv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145">
            <text:p>107145</text:p>
          </table:table-cell>
          <table:table-cell office:value-type="string">
            <text:p>fie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781">
            <text:p>61781</text:p>
          </table:table-cell>
          <table:table-cell office:value-type="string">
            <text:p>li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171">
            <text:p>32171</text:p>
          </table:table-cell>
          <table:table-cell office:value-type="string">
            <text:p>frí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895">
            <text:p>34895</text:p>
          </table:table-cell>
          <table:table-cell office:value-type="string">
            <text:p>centr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19">
            <text:p>31519</text:p>
          </table:table-cell>
          <table:table-cell office:value-type="string">
            <text:p>cor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1562">
            <text:p>231562</text:p>
          </table:table-cell>
          <table:table-cell office:value-type="string">
            <text:p>ch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278">
            <text:p>82278</text:p>
          </table:table-cell>
          <table:table-cell office:value-type="string">
            <text:p>todav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998">
            <text:p>73998</text:p>
          </table:table-cell>
          <table:table-cell office:value-type="string">
            <text:p>ful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5007">
            <text:p>875007</text:p>
          </table:table-cell>
          <table:table-cell office:value-type="string">
            <text:p>h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33">
            <text:p>42933</text:p>
          </table:table-cell>
          <table:table-cell office:value-type="string">
            <text:p>chi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211">
            <text:p>42211</text:p>
          </table:table-cell>
          <table:table-cell office:value-type="string">
            <text:p>jug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240">
            <text:p>51240</text:p>
          </table:table-cell>
          <table:table-cell office:value-type="string">
            <text:p>uni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248">
            <text:p>56248</text:p>
          </table:table-cell>
          <table:table-cell office:value-type="string">
            <text:p>segu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6666">
            <text:p>126666</text:p>
          </table:table-cell>
          <table:table-cell office:value-type="string">
            <text:p>med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289">
            <text:p>134289</text:p>
          </table:table-cell>
          <table:table-cell office:value-type="string">
            <text:p>no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76">
            <text:p>31476</text:p>
          </table:table-cell>
          <table:table-cell office:value-type="string">
            <text:p>muer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452">
            <text:p>60452</text:p>
          </table:table-cell>
          <table:table-cell office:value-type="string">
            <text:p>quere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8014">
            <text:p>128014</text:p>
          </table:table-cell>
          <table:table-cell office:value-type="string">
            <text:p>hiz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5887">
            <text:p>2275887</text:p>
          </table:table-cell>
          <table:table-cell office:value-type="string">
            <text:p>s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681">
            <text:p>56681</text:p>
          </table:table-cell>
          <table:table-cell office:value-type="string">
            <text:p>últi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8621">
            <text:p>3328621</text:p>
          </table:table-cell>
          <table:table-cell office:value-type="string">
            <text:p>p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0880">
            <text:p>550880</text:p>
          </table:table-cell>
          <table:table-cell office:value-type="string">
            <text:p>twitt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287">
            <text:p>114287</text:p>
          </table:table-cell>
          <table:table-cell office:value-type="string">
            <text:p>l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46">
            <text:p>31546</text:p>
          </table:table-cell>
          <table:table-cell office:value-type="string">
            <text:p>empres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021">
            <text:p>120021</text:p>
          </table:table-cell>
          <table:table-cell office:value-type="string">
            <text:p>an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798">
            <text:p>30798</text:p>
          </table:table-cell>
          <table:table-cell office:value-type="string">
            <text:p>ve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y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836">
            <text:p>61836</text:p>
          </table:table-cell>
          <table:table-cell office:value-type="string">
            <text:p>encuen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865">
            <text:p>53865</text:p>
          </table:table-cell>
          <table:table-cell office:value-type="string">
            <text:p>campañ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313">
            <text:p>156313</text:p>
          </table:table-cell>
          <table:table-cell office:value-type="string">
            <text:p>domin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940">
            <text:p>43940</text:p>
          </table:table-cell>
          <table:table-cell office:value-type="string">
            <text:p>ava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604">
            <text:p>87604</text:p>
          </table:table-cell>
          <table:table-cell office:value-type="string">
            <text:p>vacacio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279">
            <text:p>69279</text:p>
          </table:table-cell>
          <table:table-cell office:value-type="string">
            <text:p>entrad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366">
            <text:p>111366</text:p>
          </table:table-cell>
          <table:table-cell office:value-type="string">
            <text:p>pe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633">
            <text:p>91633</text:p>
          </table:table-cell>
          <table:table-cell office:value-type="string">
            <text:p>ai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5798">
            <text:p>185798</text:p>
          </table:table-cell>
          <table:table-cell office:value-type="string">
            <text:p>gran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7541">
            <text:p>187541</text:p>
          </table:table-cell>
          <table:table-cell office:value-type="string">
            <text:p>fav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882">
            <text:p>52882</text:p>
          </table:table-cell>
          <table:table-cell office:value-type="string">
            <text:p>pun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728">
            <text:p>330728</text:p>
          </table:table-cell>
          <table:table-cell office:value-type="string">
            <text:p>vid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041">
            <text:p>57041</text:p>
          </table:table-cell>
          <table:table-cell office:value-type="string">
            <text:p>busc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6871">
            <text:p>216871</text:p>
          </table:table-cell>
          <table:table-cell office:value-type="string">
            <text:p>a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78">
            <text:p>36378</text:p>
          </table:table-cell>
          <table:table-cell office:value-type="string">
            <text:p>des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a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09">
            <text:p>35709</text:p>
          </table:table-cell>
          <table:table-cell office:value-type="string">
            <text:p>café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6415">
            <text:p>166415</text:p>
          </table:table-cell>
          <table:table-cell office:value-type="string">
            <text:p>di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884">
            <text:p>67884</text:p>
          </table:table-cell>
          <table:table-cell office:value-type="string">
            <text:p>fuerz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033">
            <text:p>56033</text:p>
          </table:table-cell>
          <table:table-cell office:value-type="string">
            <text:p>p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566">
            <text:p>63566</text:p>
          </table:table-cell>
          <table:table-cell office:value-type="string">
            <text:p>ga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424">
            <text:p>49424</text:p>
          </table:table-cell>
          <table:table-cell office:value-type="string">
            <text:p>algu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78">
            <text:p>32978</text:p>
          </table:table-cell>
          <table:table-cell office:value-type="string">
            <text:p>dic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888">
            <text:p>52888</text:p>
          </table:table-cell>
          <table:table-cell office:value-type="string">
            <text:p>gran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007">
            <text:p>64007</text:p>
          </table:table-cell>
          <table:table-cell office:value-type="string">
            <text:p>impor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43">
            <text:p>39343</text:p>
          </table:table-cell>
          <table:table-cell office:value-type="string">
            <text:p>mor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889">
            <text:p>43889</text:p>
          </table:table-cell>
          <table:table-cell office:value-type="string">
            <text:p>re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90511">
            <text:p>6790511</text:p>
          </table:table-cell>
          <table:table-cell office:value-type="string">
            <text:p>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097">
            <text:p>107097</text:p>
          </table:table-cell>
          <table:table-cell office:value-type="string">
            <text:p>favori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610">
            <text:p>74610</text:p>
          </table:table-cell>
          <table:table-cell office:value-type="string">
            <text:p>hi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37">
            <text:p>37037</text:p>
          </table:table-cell>
          <table:table-cell office:value-type="string">
            <text:p>b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37">
            <text:p>33237</text:p>
          </table:table-cell>
          <table:table-cell office:value-type="string">
            <text:p>u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52">
            <text:p>31852</text:p>
          </table:table-cell>
          <table:table-cell office:value-type="string">
            <text:p>sang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61">
            <text:p>52761</text:p>
          </table:table-cell>
          <table:table-cell office:value-type="string">
            <text:p>v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809">
            <text:p>42809</text:p>
          </table:table-cell>
          <table:table-cell office:value-type="string">
            <text:p>mam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4023">
            <text:p>204023</text:p>
          </table:table-cell>
          <table:table-cell office:value-type="string">
            <text:p>tar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873">
            <text:p>85873</text:p>
          </table:table-cell>
          <table:table-cell office:value-type="string">
            <text:p>twee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487">
            <text:p>38487</text:p>
          </table:table-cell>
          <table:table-cell office:value-type="string">
            <text:p>blackberr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6513">
            <text:p>836513</text:p>
          </table:table-cell>
          <table:table-cell office:value-type="string">
            <text:p>t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9744">
            <text:p>269744</text:p>
          </table:table-cell>
          <table:table-cell office:value-type="string">
            <text:p>jajaja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745">
            <text:p>40745</text:p>
          </table:table-cell>
          <table:table-cell office:value-type="string">
            <text:p>deber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217">
            <text:p>40217</text:p>
          </table:table-cell>
          <table:table-cell office:value-type="string">
            <text:p>hote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994">
            <text:p>79994</text:p>
          </table:table-cell>
          <table:table-cell office:value-type="string">
            <text:p>noch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250">
            <text:p>93250</text:p>
          </table:table-cell>
          <table:table-cell office:value-type="string">
            <text:p>m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804">
            <text:p>37804</text:p>
          </table:table-cell>
          <table:table-cell office:value-type="string">
            <text:p>pág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425">
            <text:p>64425</text:p>
          </table:table-cell>
          <table:table-cell office:value-type="string">
            <text:p>dis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743">
            <text:p>32743</text:p>
          </table:table-cell>
          <table:table-cell office:value-type="string">
            <text:p>sueñ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9532">
            <text:p>339532</text:p>
          </table:table-cell>
          <table:table-cell office:value-type="string">
            <text:p>l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489">
            <text:p>33489</text:p>
          </table:table-cell>
          <table:table-cell office:value-type="string">
            <text:p>pon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252">
            <text:p>136252</text:p>
          </table:table-cell>
          <table:table-cell office:value-type="string">
            <text:p>rad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fl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014">
            <text:p>64014</text:p>
          </table:table-cell>
          <table:table-cell office:value-type="string">
            <text:p>pu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125">
            <text:p>44125</text:p>
          </table:table-cell>
          <table:table-cell office:value-type="string">
            <text:p>ide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39">
            <text:p>39839</text:p>
          </table:table-cell>
          <table:table-cell office:value-type="string">
            <text:p>ofic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990">
            <text:p>41990</text:p>
          </table:table-cell>
          <table:table-cell office:value-type="string">
            <text:p>wtf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44">
            <text:p>33244</text:p>
          </table:table-cell>
          <table:table-cell office:value-type="string">
            <text:p>espac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355">
            <text:p>49355</text:p>
          </table:table-cell>
          <table:table-cell office:value-type="string">
            <text:p>termin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604">
            <text:p>71604</text:p>
          </table:table-cell>
          <table:table-cell office:value-type="string">
            <text:p>ib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591">
            <text:p>59591</text:p>
          </table:table-cell>
          <table:table-cell office:value-type="string">
            <text:p>millo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759">
            <text:p>163759</text:p>
          </table:table-cell>
          <table:table-cell office:value-type="string">
            <text:p>ac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312">
            <text:p>50312</text:p>
          </table:table-cell>
          <table:table-cell office:value-type="string">
            <text:p>vo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6042">
            <text:p>146042</text:p>
          </table:table-cell>
          <table:table-cell office:value-type="string">
            <text:p>víd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440">
            <text:p>75440</text:p>
          </table:table-cell>
          <table:table-cell office:value-type="string">
            <text:p>worl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765">
            <text:p>56765</text:p>
          </table:table-cell>
          <table:table-cell office:value-type="string">
            <text:p>ayu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533">
            <text:p>38533</text:p>
          </table:table-cell>
          <table:table-cell office:value-type="string">
            <text:p>provinc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997">
            <text:p>35997</text:p>
          </table:table-cell>
          <table:table-cell office:value-type="string">
            <text:p>hop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32">
            <text:p>31632</text:p>
          </table:table-cell>
          <table:table-cell office:value-type="string">
            <text:p>cre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94">
            <text:p>30094</text:p>
          </table:table-cell>
          <table:table-cell office:value-type="string">
            <text:p>escuc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35">
            <text:p>33235</text:p>
          </table:table-cell>
          <table:table-cell office:value-type="string">
            <text:p>fij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055">
            <text:p>33055</text:p>
          </table:table-cell>
          <table:table-cell office:value-type="string">
            <text:p>bolu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987">
            <text:p>49987</text:p>
          </table:table-cell>
          <table:table-cell office:value-type="string">
            <text:p>entr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90">
            <text:p>31490</text:p>
          </table:table-cell>
          <table:table-cell office:value-type="string">
            <text:p>pres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373">
            <text:p>46373</text:p>
          </table:table-cell>
          <table:table-cell office:value-type="string">
            <text:p>recom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4542">
            <text:p>104542</text:p>
          </table:table-cell>
          <table:table-cell office:value-type="string">
            <text:p>mi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377">
            <text:p>84377</text:p>
          </table:table-cell>
          <table:table-cell office:value-type="string">
            <text:p>hermo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3029">
            <text:p>173029</text:p>
          </table:table-cell>
          <table:table-cell office:value-type="string">
            <text:p>ga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410">
            <text:p>95410</text:p>
          </table:table-cell>
          <table:table-cell office:value-type="string">
            <text:p>de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009">
            <text:p>59009</text:p>
          </table:table-cell>
          <table:table-cell office:value-type="string">
            <text:p>empez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47">
            <text:p>30247</text:p>
          </table:table-cell>
          <table:table-cell office:value-type="string">
            <text:p>poc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9163">
            <text:p>769163</text:p>
          </table:table-cell>
          <table:table-cell office:value-type="string">
            <text:p>s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319">
            <text:p>68319</text:p>
          </table:table-cell>
          <table:table-cell office:value-type="string">
            <text:p>cumpleañ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341">
            <text:p>69341</text:p>
          </table:table-cell>
          <table:table-cell office:value-type="string">
            <text:p>mir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12">
            <text:p>38612</text:p>
          </table:table-cell>
          <table:table-cell office:value-type="string">
            <text:p>herma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529">
            <text:p>398529</text:p>
          </table:table-cell>
          <table:table-cell office:value-type="string">
            <text:p>vez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XXXXXXXXXX</text:p>
          </table:table-cell>
        </table:table-row>
        <table:table-row table:style-name="ro1">
          <table:table-cell office:value-type="float" office:value="66988">
            <text:p>66988</text:p>
          </table:table-cell>
          <table:table-cell office:value-type="string">
            <text:p>o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pue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341">
            <text:p>33341</text:p>
          </table:table-cell>
          <table:table-cell office:value-type="string">
            <text:p>dific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41">
            <text:p>41241</text:p>
          </table:table-cell>
          <table:table-cell office:value-type="string">
            <text:p>z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221">
            <text:p>35221</text:p>
          </table:table-cell>
          <table:table-cell office:value-type="string">
            <text:p>perd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ta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3411">
            <text:p>673411</text:p>
          </table:table-cell>
          <table:table-cell office:value-type="string">
            <text:p>v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930">
            <text:p>77930</text:p>
          </table:table-cell>
          <table:table-cell office:value-type="string">
            <text:p>algu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897">
            <text:p>34897</text:p>
          </table:table-cell>
          <table:table-cell office:value-type="string">
            <text:p>adem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170">
            <text:p>94170</text:p>
          </table:table-cell>
          <table:table-cell office:value-type="string">
            <text:p>volv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185">
            <text:p>48185</text:p>
          </table:table-cell>
          <table:table-cell office:value-type="string">
            <text:p>dura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8193">
            <text:p>3888193</text:p>
          </table:table-cell>
          <table:table-cell office:value-type="string">
            <text:p>l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93">
            <text:p>37093</text:p>
          </table:table-cell>
          <table:table-cell office:value-type="string">
            <text:p>er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047">
            <text:p>32047</text:p>
          </table:table-cell>
          <table:table-cell office:value-type="string">
            <text:p>madr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871">
            <text:p>37871</text:p>
          </table:table-cell>
          <table:table-cell office:value-type="string">
            <text:p>habr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15">
            <text:p>31415</text:p>
          </table:table-cell>
          <table:table-cell office:value-type="string">
            <text:p>bienveni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937">
            <text:p>51937</text:p>
          </table:table-cell>
          <table:table-cell office:value-type="string">
            <text:p>lej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942">
            <text:p>102942</text:p>
          </table:table-cell>
          <table:table-cell office:value-type="string">
            <text:p>je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167">
            <text:p>52167</text:p>
          </table:table-cell>
          <table:table-cell office:value-type="string">
            <text:p>pens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884">
            <text:p>40884</text:p>
          </table:table-cell>
          <table:table-cell office:value-type="string">
            <text:p>nov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190">
            <text:p>93190</text:p>
          </table:table-cell>
          <table:table-cell office:value-type="string">
            <text:p>jajajaja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1151">
            <text:p>271151</text:p>
          </table:table-cell>
          <table:table-cell office:value-type="string">
            <text:p>li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265">
            <text:p>44265</text:p>
          </table:table-cell>
          <table:table-cell office:value-type="string">
            <text:p>jeje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193">
            <text:p>111193</text:p>
          </table:table-cell>
          <table:table-cell office:value-type="string">
            <text:p>can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855">
            <text:p>30855</text:p>
          </table:table-cell>
          <table:table-cell office:value-type="string">
            <text:p>tar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315">
            <text:p>64315</text:p>
          </table:table-cell>
          <table:table-cell office:value-type="string">
            <text:p>pa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84">
            <text:p>33684</text:p>
          </table:table-cell>
          <table:table-cell office:value-type="string">
            <text:p>ningu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726">
            <text:p>31726</text:p>
          </table:table-cell>
          <table:table-cell office:value-type="string">
            <text:p>man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361">
            <text:p>55361</text:p>
          </table:table-cell>
          <table:table-cell office:value-type="string">
            <text:p>d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384">
            <text:p>32384</text:p>
          </table:table-cell>
          <table:table-cell office:value-type="string">
            <text:p>periodist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911">
            <text:p>58911</text:p>
          </table:table-cell>
          <table:table-cell office:value-type="string">
            <text:p>problem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728">
            <text:p>38728</text:p>
          </table:table-cell>
          <table:table-cell office:value-type="string">
            <text:p>mir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288">
            <text:p>67288</text:p>
          </table:table-cell>
          <table:table-cell office:value-type="string">
            <text:p>kirchn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9244">
            <text:p>149244</text:p>
          </table:table-cell>
          <table:table-cell office:value-type="string">
            <text:p>sigu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130">
            <text:p>34130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877">
            <text:p>36877</text:p>
          </table:table-cell>
          <table:table-cell office:value-type="string">
            <text:p>poqui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634">
            <text:p>44634</text:p>
          </table:table-cell>
          <table:table-cell office:value-type="string">
            <text:p>bus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9404">
            <text:p>199404</text:p>
          </table:table-cell>
          <table:table-cell office:value-type="string">
            <text:p>espe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51">
            <text:p>39851</text:p>
          </table:table-cell>
          <table:table-cell office:value-type="string">
            <text:p>señ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361">
            <text:p>121361</text:p>
          </table:table-cell>
          <table:table-cell office:value-type="string">
            <text:p>od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9274">
            <text:p>309274</text:p>
          </table:table-cell>
          <table:table-cell office:value-type="string">
            <text:p>añ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69">
            <text:p>31269</text:p>
          </table:table-cell>
          <table:table-cell office:value-type="string">
            <text:p>bo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94">
            <text:p>31294</text:p>
          </table:table-cell>
          <table:table-cell office:value-type="string">
            <text:p>pizz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440">
            <text:p>33440</text:p>
          </table:table-cell>
          <table:table-cell office:value-type="string">
            <text:p>miercol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1680">
            <text:p>231680</text:p>
          </table:table-cell>
          <table:table-cell office:value-type="string">
            <text:p>esta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887">
            <text:p>41887</text:p>
          </table:table-cell>
          <table:table-cell office:value-type="string">
            <text:p>lech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62">
            <text:p>41062</text:p>
          </table:table-cell>
          <table:table-cell office:value-type="string">
            <text:p>cualqui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2840">
            <text:p>402840</text:p>
          </table:table-cell>
          <table:table-cell office:value-type="string">
            <text:p>va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18">
            <text:p>31218</text:p>
          </table:table-cell>
          <table:table-cell office:value-type="string">
            <text:p>marc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462">
            <text:p>34462</text:p>
          </table:table-cell>
          <table:table-cell office:value-type="string">
            <text:p>wow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932">
            <text:p>45932</text:p>
          </table:table-cell>
          <table:table-cell office:value-type="string">
            <text:p>jun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877">
            <text:p>53877</text:p>
          </table:table-cell>
          <table:table-cell office:value-type="string">
            <text:p>salu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003">
            <text:p>32003</text:p>
          </table:table-cell>
          <table:table-cell office:value-type="string">
            <text:p>pues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077">
            <text:p>47077</text:p>
          </table:table-cell>
          <table:table-cell office:value-type="string">
            <text:p>hicier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97">
            <text:p>39397</text:p>
          </table:table-cell>
          <table:table-cell office:value-type="string">
            <text:p>menti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484">
            <text:p>160484</text:p>
          </table:table-cell>
          <table:table-cell office:value-type="string">
            <text:p>cump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753">
            <text:p>51753</text:p>
          </table:table-cell>
          <table:table-cell office:value-type="string">
            <text:p>ms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7341">
            <text:p>197341</text:p>
          </table:table-cell>
          <table:table-cell office:value-type="string">
            <text:p>dec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1187">
            <text:p>761187</text:p>
          </table:table-cell>
          <table:table-cell office:value-type="string">
            <text:p>ja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060">
            <text:p>83060</text:p>
          </table:table-cell>
          <table:table-cell office:value-type="string">
            <text:p>agu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649">
            <text:p>50649</text:p>
          </table:table-cell>
          <table:table-cell office:value-type="string">
            <text:p>acab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182">
            <text:p>58182</text:p>
          </table:table-cell>
          <table:table-cell office:value-type="string">
            <text:p>so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2743">
            <text:p>432743</text:p>
          </table:table-cell>
          <table:table-cell office:value-type="string">
            <text:p>n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311">
            <text:p>43311</text:p>
          </table:table-cell>
          <table:table-cell office:value-type="string">
            <text:p>perf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014">
            <text:p>94014</text:p>
          </table:table-cell>
          <table:table-cell office:value-type="string">
            <text:p>lu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655">
            <text:p>79655</text:p>
          </table:table-cell>
          <table:table-cell office:value-type="string">
            <text:p>nues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102">
            <text:p>65102</text:p>
          </table:table-cell>
          <table:table-cell office:value-type="string">
            <text:p>m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969">
            <text:p>38969</text:p>
          </table:table-cell>
          <table:table-cell office:value-type="string">
            <text:p>gener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54">
            <text:p>33554</text:p>
          </table:table-cell>
          <table:table-cell office:value-type="string">
            <text:p>pu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221">
            <text:p>76221</text:p>
          </table:table-cell>
          <table:table-cell office:value-type="string">
            <text:p>o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206">
            <text:p>32206</text:p>
          </table:table-cell>
          <table:table-cell office:value-type="string">
            <text:p>hdp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6254">
            <text:p>256254</text:p>
          </table:table-cell>
          <table:table-cell office:value-type="string">
            <text:p>youtub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192">
            <text:p>37192</text:p>
          </table:table-cell>
          <table:table-cell office:value-type="string">
            <text:p>bie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442">
            <text:p>36442</text:p>
          </table:table-cell>
          <table:table-cell office:value-type="string">
            <text:p>to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685">
            <text:p>59685</text:p>
          </table:table-cell>
          <table:table-cell office:value-type="string">
            <text:p>demasi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359">
            <text:p>52359</text:p>
          </table:table-cell>
          <table:table-cell office:value-type="string">
            <text:p>jue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4189">
            <text:p>124189</text:p>
          </table:table-cell>
          <table:table-cell office:value-type="string">
            <text:p>ho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04">
            <text:p>31604</text:p>
          </table:table-cell>
          <table:table-cell office:value-type="string">
            <text:p>sal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893">
            <text:p>66893</text:p>
          </table:table-cell>
          <table:table-cell office:value-type="string">
            <text:p>fr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79">
            <text:p>41779</text:p>
          </table:table-cell>
          <table:table-cell office:value-type="string">
            <text:p>imag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823">
            <text:p>67823</text:p>
          </table:table-cell>
          <table:table-cell office:value-type="string">
            <text:p>die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946">
            <text:p>61946</text:p>
          </table:table-cell>
          <table:table-cell office:value-type="string">
            <text:p>cam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737">
            <text:p>31737</text:p>
          </table:table-cell>
          <table:table-cell office:value-type="string">
            <text:p>tsunam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46">
            <text:p>31346</text:p>
          </table:table-cell>
          <table:table-cell office:value-type="string">
            <text:p>vuelv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6215">
            <text:p>176215</text:p>
          </table:table-cell>
          <table:table-cell office:value-type="string">
            <text:p>much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773">
            <text:p>34773</text:p>
          </table:table-cell>
          <table:table-cell office:value-type="string">
            <text:p>pu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935">
            <text:p>39935</text:p>
          </table:table-cell>
          <table:table-cell office:value-type="string">
            <text:p>a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904">
            <text:p>31904</text:p>
          </table:table-cell>
          <table:table-cell office:value-type="string">
            <text:p>carr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641">
            <text:p>112641</text:p>
          </table:table-cell>
          <table:table-cell office:value-type="string">
            <text:p>lo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820">
            <text:p>40820</text:p>
          </table:table-cell>
          <table:table-cell office:value-type="string">
            <text:p>da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359">
            <text:p>210359</text:p>
          </table:table-cell>
          <table:table-cell office:value-type="string">
            <text:p>pa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607">
            <text:p>45607</text:p>
          </table:table-cell>
          <table:table-cell office:value-type="string">
            <text:p>apoy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409">
            <text:p>57409</text:p>
          </table:table-cell>
          <table:table-cell office:value-type="string">
            <text:p>pe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082">
            <text:p>59082</text:p>
          </table:table-cell>
          <table:table-cell office:value-type="string">
            <text:p>fuer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4316">
            <text:p>724316</text:p>
          </table:table-cell>
          <table:table-cell office:value-type="string">
            <text:p>esto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36">
            <text:p>31636</text:p>
          </table:table-cell>
          <table:table-cell office:value-type="string">
            <text:p>mar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254">
            <text:p>62254</text:p>
          </table:table-cell>
          <table:table-cell office:value-type="string">
            <text:p>oja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747">
            <text:p>38747</text:p>
          </table:table-cell>
          <table:table-cell office:value-type="string">
            <text:p>raz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785">
            <text:p>38785</text:p>
          </table:table-cell>
          <table:table-cell office:value-type="string">
            <text:p>felicida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416">
            <text:p>51416</text:p>
          </table:table-cell>
          <table:table-cell office:value-type="string">
            <text:p>jorg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121">
            <text:p>68121</text:p>
          </table:table-cell>
          <table:table-cell office:value-type="string">
            <text:p>cara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606">
            <text:p>34606</text:p>
          </table:table-cell>
          <table:table-cell office:value-type="string">
            <text:p>fu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486">
            <text:p>42486</text:p>
          </table:table-cell>
          <table:table-cell office:value-type="string">
            <text:p>bolu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443">
            <text:p>35443</text:p>
          </table:table-cell>
          <table:table-cell office:value-type="string">
            <text:p>versi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012">
            <text:p>51012</text:p>
          </table:table-cell>
          <table:table-cell office:value-type="string">
            <text:p>den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059">
            <text:p>68059</text:p>
          </table:table-cell>
          <table:table-cell office:value-type="string">
            <text:p>m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495">
            <text:p>59495</text:p>
          </table:table-cell>
          <table:table-cell office:value-type="string">
            <text:p>follower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5540">
            <text:p>275540</text:p>
          </table:table-cell>
          <table:table-cell office:value-type="string">
            <text:p>tiem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520">
            <text:p>138520</text:p>
          </table:table-cell>
          <table:table-cell office:value-type="string">
            <text:p>h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303">
            <text:p>37303</text:p>
          </table:table-cell>
          <table:table-cell office:value-type="string">
            <text:p>mis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642">
            <text:p>65642</text:p>
          </table:table-cell>
          <table:table-cell office:value-type="string">
            <text:p>que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759">
            <text:p>73759</text:p>
          </table:table-cell>
          <table:table-cell office:value-type="string">
            <text:p>cre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031">
            <text:p>55031</text:p>
          </table:table-cell>
          <table:table-cell office:value-type="string">
            <text:p>cambi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4128">
            <text:p>204128</text:p>
          </table:table-cell>
          <table:table-cell office:value-type="string">
            <text:p>cue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661">
            <text:p>79661</text:p>
          </table:table-cell>
          <table:table-cell office:value-type="string">
            <text:p>ma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946">
            <text:p>48946</text:p>
          </table:table-cell>
          <table:table-cell office:value-type="string">
            <text:p>term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80">
            <text:p>31380</text:p>
          </table:table-cell>
          <table:table-cell office:value-type="string">
            <text:p>libr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058">
            <text:p>63058</text:p>
          </table:table-cell>
          <table:table-cell office:value-type="string">
            <text:p>hab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67">
            <text:p>30667</text:p>
          </table:table-cell>
          <table:table-cell office:value-type="string">
            <text:p>as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185">
            <text:p>69185</text:p>
          </table:table-cell>
          <table:table-cell office:value-type="string">
            <text:p>vay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725">
            <text:p>62725</text:p>
          </table:table-cell>
          <table:table-cell office:value-type="string">
            <text:p>argenti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541">
            <text:p>40541</text:p>
          </table:table-cell>
          <table:table-cell office:value-type="string">
            <text:p>ped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63">
            <text:p>31563</text:p>
          </table:table-cell>
          <table:table-cell office:value-type="string">
            <text:p>tranqu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140">
            <text:p>43140</text:p>
          </table:table-cell>
          <table:table-cell office:value-type="string">
            <text:p>al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036">
            <text:p>52036</text:p>
          </table:table-cell>
          <table:table-cell office:value-type="string">
            <text:p>te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191">
            <text:p>314191</text:p>
          </table:table-cell>
          <table:table-cell office:value-type="string">
            <text:p>m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14">
            <text:p>41214</text:p>
          </table:table-cell>
          <table:table-cell office:value-type="string">
            <text:p>estudiant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9408">
            <text:p>109408</text:p>
          </table:table-cell>
          <table:table-cell office:value-type="string">
            <text:p>ti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3595">
            <text:p>103595</text:p>
          </table:table-cell>
          <table:table-cell office:value-type="string">
            <text:p>ar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137">
            <text:p>31137</text:p>
          </table:table-cell>
          <table:table-cell office:value-type="string">
            <text:p>blan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039">
            <text:p>53039</text:p>
          </table:table-cell>
          <table:table-cell office:value-type="string">
            <text:p>u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6904">
            <text:p>216904</text:p>
          </table:table-cell>
          <table:table-cell office:value-type="string">
            <text:p>tambié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6409">
            <text:p>166409</text:p>
          </table:table-cell>
          <table:table-cell office:value-type="string">
            <text:p>s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164">
            <text:p>47164</text:p>
          </table:table-cell>
          <table:table-cell office:value-type="string">
            <text:p>dud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084">
            <text:p>97084</text:p>
          </table:table-cell>
          <table:table-cell office:value-type="string">
            <text:p>soci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9926">
            <text:p>289926</text:p>
          </table:table-cell>
          <table:table-cell office:value-type="string">
            <text:p>su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53">
            <text:p>34353</text:p>
          </table:table-cell>
          <table:table-cell office:value-type="string">
            <text:p>sal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654">
            <text:p>66654</text:p>
          </table:table-cell>
          <table:table-cell office:value-type="string">
            <text:p>ca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72">
            <text:p>31472</text:p>
          </table:table-cell>
          <table:table-cell office:value-type="string">
            <text:p>gle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9029">
            <text:p>149029</text:p>
          </table:table-cell>
          <table:table-cell office:value-type="string">
            <text:p>cas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917">
            <text:p>60917</text:p>
          </table:table-cell>
          <table:table-cell office:value-type="string">
            <text:p>plaz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077">
            <text:p>57077</text:p>
          </table:table-cell>
          <table:table-cell office:value-type="string">
            <text:p>se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857">
            <text:p>96857</text:p>
          </table:table-cell>
          <table:table-cell office:value-type="string">
            <text:p>cualqui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29">
            <text:p>35829</text:p>
          </table:table-cell>
          <table:table-cell office:value-type="string">
            <text:p>ce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622">
            <text:p>39622</text:p>
          </table:table-cell>
          <table:table-cell office:value-type="string">
            <text:p>al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84">
            <text:p>30684</text:p>
          </table:table-cell>
          <table:table-cell office:value-type="string">
            <text:p>estar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36346">
            <text:p>1036346</text:p>
          </table:table-cell>
          <table:table-cell office:value-type="string">
            <text:p>m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642">
            <text:p>200642</text:p>
          </table:table-cell>
          <table:table-cell office:value-type="string">
            <text:p>vier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358">
            <text:p>53358</text:p>
          </table:table-cell>
          <table:table-cell office:value-type="string">
            <text:p>aqu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07">
            <text:p>33707</text:p>
          </table:table-cell>
          <table:table-cell office:value-type="string">
            <text:p>disfru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sali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411">
            <text:p>39411</text:p>
          </table:table-cell>
          <table:table-cell office:value-type="string">
            <text:p>perd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35">
            <text:p>38835</text:p>
          </table:table-cell>
          <table:table-cell office:value-type="string">
            <text:p>a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912">
            <text:p>34912</text:p>
          </table:table-cell>
          <table:table-cell office:value-type="string">
            <text:p>cie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296">
            <text:p>52296</text:p>
          </table:table-cell>
          <table:table-cell office:value-type="string">
            <text:p>increib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60">
            <text:p>30660</text:p>
          </table:table-cell>
          <table:table-cell office:value-type="string">
            <text:p>mere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143">
            <text:p>34143</text:p>
          </table:table-cell>
          <table:table-cell office:value-type="string">
            <text:p>pregunt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752">
            <text:p>99752</text:p>
          </table:table-cell>
          <table:table-cell office:value-type="string">
            <text:p>po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0789">
            <text:p>240789</text:p>
          </table:table-cell>
          <table:table-cell office:value-type="string">
            <text:p>mis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37">
            <text:p>34037</text:p>
          </table:table-cell>
          <table:table-cell office:value-type="string">
            <text:p>nom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966">
            <text:p>31966</text:p>
          </table:table-cell>
          <table:table-cell office:value-type="string">
            <text:p>cue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3923">
            <text:p>183923</text:p>
          </table:table-cell>
          <table:table-cell office:value-type="string">
            <text:p>nadi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049">
            <text:p>42049</text:p>
          </table:table-cell>
          <table:table-cell office:value-type="string">
            <text:p>ulti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143">
            <text:p>54143</text:p>
          </table:table-cell>
          <table:table-cell office:value-type="string">
            <text:p>man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71">
            <text:p>33271</text:p>
          </table:table-cell>
          <table:table-cell office:value-type="string">
            <text:p>momen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688">
            <text:p>84688</text:p>
          </table:table-cell>
          <table:table-cell office:value-type="string">
            <text:p>todav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9673">
            <text:p>219673</text:p>
          </table:table-cell>
          <table:table-cell office:value-type="string">
            <text:p>a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41">
            <text:p>30541</text:p>
          </table:table-cell>
          <table:table-cell office:value-type="string">
            <text:p>aburr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083">
            <text:p>64083</text:p>
          </table:table-cell>
          <table:table-cell office:value-type="string">
            <text:p>vuel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433">
            <text:p>33433</text:p>
          </table:table-cell>
          <table:table-cell office:value-type="string">
            <text:p>man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870">
            <text:p>32870</text:p>
          </table:table-cell>
          <table:table-cell office:value-type="string">
            <text:p>nest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907">
            <text:p>90907</text:p>
          </table:table-cell>
          <table:table-cell office:value-type="string">
            <text:p>argent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182">
            <text:p>46182</text:p>
          </table:table-cell>
          <table:table-cell office:value-type="string">
            <text:p>hombr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946">
            <text:p>82946</text:p>
          </table:table-cell>
          <table:table-cell office:value-type="string">
            <text:p>sáb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836">
            <text:p>52836</text:p>
          </table:table-cell>
          <table:table-cell office:value-type="string">
            <text:p>tr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61">
            <text:p>31361</text:p>
          </table:table-cell>
          <table:table-cell office:value-type="string">
            <text:p>prefie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00">
            <text:p>35100</text:p>
          </table:table-cell>
          <table:table-cell office:value-type="string">
            <text:p>mode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026">
            <text:p>49026</text:p>
          </table:table-cell>
          <table:table-cell office:value-type="string">
            <text:p>cue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161">
            <text:p>100161</text:p>
          </table:table-cell>
          <table:table-cell office:value-type="string">
            <text:p>ha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181">
            <text:p>41181</text:p>
          </table:table-cell>
          <table:table-cell office:value-type="string">
            <text:p>qued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575">
            <text:p>37575</text:p>
          </table:table-cell>
          <table:table-cell office:value-type="string">
            <text:p>habla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54">
            <text:p>31454</text:p>
          </table:table-cell>
          <table:table-cell office:value-type="string">
            <text:p>telef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69">
            <text:p>31569</text:p>
          </table:table-cell>
          <table:table-cell office:value-type="string">
            <text:p>barcel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331">
            <text:p>32331</text:p>
          </table:table-cell>
          <table:table-cell office:value-type="string">
            <text:p>mues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359">
            <text:p>94359</text:p>
          </table:table-cell>
          <table:table-cell office:value-type="string">
            <text:p>cal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580">
            <text:p>52580</text:p>
          </table:table-cell>
          <table:table-cell office:value-type="string">
            <text:p>vide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855">
            <text:p>77855</text:p>
          </table:table-cell>
          <table:table-cell office:value-type="string">
            <text:p>hi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625">
            <text:p>52625</text:p>
          </table:table-cell>
          <table:table-cell office:value-type="string">
            <text:p>hum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003">
            <text:p>49003</text:p>
          </table:table-cell>
          <table:table-cell office:value-type="string">
            <text:p>pap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240">
            <text:p>42240</text:p>
          </table:table-cell>
          <table:table-cell office:value-type="string">
            <text:p>sent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645">
            <text:p>47645</text:p>
          </table:table-cell>
          <table:table-cell office:value-type="string">
            <text:p>conmi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742">
            <text:p>94742</text:p>
          </table:table-cell>
          <table:table-cell office:value-type="string">
            <text:p>nosotr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9926">
            <text:p>109926</text:p>
          </table:table-cell>
          <table:table-cell office:value-type="string">
            <text:p>esper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227">
            <text:p>93227</text:p>
          </table:table-cell>
          <table:table-cell office:value-type="string">
            <text:p>di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402">
            <text:p>55402</text:p>
          </table:table-cell>
          <table:table-cell office:value-type="string">
            <text:p>l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5188">
            <text:p>175188</text:p>
          </table:table-cell>
          <table:table-cell office:value-type="string">
            <text:p>est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123">
            <text:p>30123</text:p>
          </table:table-cell>
          <table:table-cell office:value-type="string">
            <text:p>horrib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337">
            <text:p>41337</text:p>
          </table:table-cell>
          <table:table-cell office:value-type="string">
            <text:p>as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6580">
            <text:p>776580</text:p>
          </table:table-cell>
          <table:table-cell office:value-type="string">
            <text:p>v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144">
            <text:p>55144</text:p>
          </table:table-cell>
          <table:table-cell office:value-type="string">
            <text:p>nic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144">
            <text:p>58144</text:p>
          </table:table-cell>
          <table:table-cell office:value-type="string">
            <text:p>notic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85">
            <text:p>30485</text:p>
          </table:table-cell>
          <table:table-cell office:value-type="string">
            <text:p>qued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29">
            <text:p>42929</text:p>
          </table:table-cell>
          <table:table-cell office:value-type="string">
            <text:p>canci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5124">
            <text:p>215124</text:p>
          </table:table-cell>
          <table:table-cell office:value-type="string">
            <text:p>air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9096">
            <text:p>289096</text:p>
          </table:table-cell>
          <table:table-cell office:value-type="string">
            <text:p>e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125">
            <text:p>37125</text:p>
          </table:table-cell>
          <table:table-cell office:value-type="string">
            <text:p>ga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1828">
            <text:p>261828</text:p>
          </table:table-cell>
          <table:table-cell office:value-type="string">
            <text:p>di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25">
            <text:p>31225</text:p>
          </table:table-cell>
          <table:table-cell office:value-type="string">
            <text:p>cuan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6017">
            <text:p>226017</text:p>
          </table:table-cell>
          <table:table-cell office:value-type="string">
            <text:p>v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953">
            <text:p>39953</text:p>
          </table:table-cell>
          <table:table-cell office:value-type="string">
            <text:p>ojal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136">
            <text:p>30136</text:p>
          </table:table-cell>
          <table:table-cell office:value-type="string">
            <text:p>le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0368">
            <text:p>170368</text:p>
          </table:table-cell>
          <table:table-cell office:value-type="string">
            <text:p>mome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420">
            <text:p>63420</text:p>
          </table:table-cell>
          <table:table-cell office:value-type="string">
            <text:p>fútb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223">
            <text:p>57223</text:p>
          </table:table-cell>
          <table:table-cell office:value-type="string">
            <text:p>fue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1146">
            <text:p>101146</text:p>
          </table:table-cell>
          <table:table-cell office:value-type="string">
            <text:p>reci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918">
            <text:p>34918</text:p>
          </table:table-cell>
          <table:table-cell office:value-type="string">
            <text:p>quilm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716">
            <text:p>42716</text:p>
          </table:table-cell>
          <table:table-cell office:value-type="string">
            <text:p>ro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766">
            <text:p>92766</text:p>
          </table:table-cell>
          <table:table-cell office:value-type="string">
            <text:p>sie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319">
            <text:p>94319</text:p>
          </table:table-cell>
          <table:table-cell office:value-type="string">
            <text:p>pos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589">
            <text:p>161589</text:p>
          </table:table-cell>
          <table:table-cell office:value-type="string">
            <text:p>ami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999">
            <text:p>67999</text:p>
          </table:table-cell>
          <table:table-cell office:value-type="string">
            <text:p>mis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968">
            <text:p>52968</text:p>
          </table:table-cell>
          <table:table-cell office:value-type="string">
            <text:p>chi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693">
            <text:p>42693</text:p>
          </table:table-cell>
          <table:table-cell office:value-type="string">
            <text:p>dec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004">
            <text:p>69004</text:p>
          </table:table-cell>
          <table:table-cell office:value-type="string">
            <text:p>proyec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528">
            <text:p>71528</text:p>
          </table:table-cell>
          <table:table-cell office:value-type="string">
            <text:p>musi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ju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157">
            <text:p>53157</text:p>
          </table:table-cell>
          <table:table-cell office:value-type="string">
            <text:p>mile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5792">
            <text:p>245792</text:p>
          </table:table-cell>
          <table:table-cell office:value-type="string">
            <text:p>gu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732">
            <text:p>39732</text:p>
          </table:table-cell>
          <table:table-cell office:value-type="string">
            <text:p>per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822">
            <text:p>42822</text:p>
          </table:table-cell>
          <table:table-cell office:value-type="string">
            <text:p>due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1462">
            <text:p>81462</text:p>
          </table:table-cell>
          <table:table-cell office:value-type="string">
            <text:p>tené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51">
            <text:p>52751</text:p>
          </table:table-cell>
          <table:table-cell office:value-type="string">
            <text:p>social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178">
            <text:p>31178</text:p>
          </table:table-cell>
          <table:table-cell office:value-type="string">
            <text:p>pensé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897">
            <text:p>47897</text:p>
          </table:table-cell>
          <table:table-cell office:value-type="string">
            <text:p>fra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023">
            <text:p>116023</text:p>
          </table:table-cell>
          <table:table-cell office:value-type="string">
            <text:p>excel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765">
            <text:p>65765</text:p>
          </table:table-cell>
          <table:table-cell office:value-type="string">
            <text:p>cier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856">
            <text:p>43856</text:p>
          </table:table-cell>
          <table:table-cell office:value-type="string">
            <text:p>sie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681">
            <text:p>34681</text:p>
          </table:table-cell>
          <table:table-cell office:value-type="string">
            <text:p>pape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322">
            <text:p>132322</text:p>
          </table:table-cell>
          <table:table-cell office:value-type="string">
            <text:p>co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87">
            <text:p>33687</text:p>
          </table:table-cell>
          <table:table-cell office:value-type="string">
            <text:p>igualm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7337">
            <text:p>247337</text:p>
          </table:table-cell>
          <table:table-cell office:value-type="string">
            <text:p>se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5244">
            <text:p>235244</text:p>
          </table:table-cell>
          <table:table-cell office:value-type="string">
            <text:p>c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890">
            <text:p>64890</text:p>
          </table:table-cell>
          <table:table-cell office:value-type="string">
            <text:p>mendoz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455">
            <text:p>120455</text:p>
          </table:table-cell>
          <table:table-cell office:value-type="string">
            <text:p>pod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54">
            <text:p>31354</text:p>
          </table:table-cell>
          <table:table-cell office:value-type="string">
            <text:p>bail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827">
            <text:p>77827</text:p>
          </table:table-cell>
          <table:table-cell office:value-type="string">
            <text:p>rosa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299">
            <text:p>40299</text:p>
          </table:table-cell>
          <table:table-cell office:value-type="string">
            <text:p>ha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489">
            <text:p>32489</text:p>
          </table:table-cell>
          <table:table-cell office:value-type="string">
            <text:p>tie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119">
            <text:p>114119</text:p>
          </table:table-cell>
          <table:table-cell office:value-type="string">
            <text:p>show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205">
            <text:p>35205</text:p>
          </table:table-cell>
          <table:table-cell office:value-type="string">
            <text:p>play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425">
            <text:p>88425</text:p>
          </table:table-cell>
          <table:table-cell office:value-type="string">
            <text:p>sup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961">
            <text:p>118961</text:p>
          </table:table-cell>
          <table:table-cell office:value-type="string">
            <text:p>algu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152">
            <text:p>73152</text:p>
          </table:table-cell>
          <table:table-cell office:value-type="string">
            <text:p>tw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592">
            <text:p>68592</text:p>
          </table:table-cell>
          <table:table-cell office:value-type="string">
            <text:p>extrañ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54">
            <text:p>41754</text:p>
          </table:table-cell>
          <table:table-cell office:value-type="string">
            <text:p>loc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tea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473">
            <text:p>92473</text:p>
          </table:table-cell>
          <table:table-cell office:value-type="string">
            <text:p>juev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620">
            <text:p>36620</text:p>
          </table:table-cell>
          <table:table-cell office:value-type="string">
            <text:p>conoz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766">
            <text:p>47766</text:p>
          </table:table-cell>
          <table:table-cell office:value-type="string">
            <text:p>f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14">
            <text:p>30214</text:p>
          </table:table-cell>
          <table:table-cell office:value-type="string">
            <text:p>migue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602">
            <text:p>46602</text:p>
          </table:table-cell>
          <table:table-cell office:value-type="string">
            <text:p>vil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3645">
            <text:p>193645</text:p>
          </table:table-cell>
          <table:table-cell office:value-type="string">
            <text:p>s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507">
            <text:p>50507</text:p>
          </table:table-cell>
          <table:table-cell office:value-type="string">
            <text:p>pab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262">
            <text:p>60262</text:p>
          </table:table-cell>
          <table:table-cell office:value-type="string">
            <text:p>estudi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262">
            <text:p>44262</text:p>
          </table:table-cell>
          <table:table-cell office:value-type="string">
            <text:p>et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14">
            <text:p>30514</text:p>
          </table:table-cell>
          <table:table-cell office:value-type="string">
            <text:p>ch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5677">
            <text:p>215677</text:p>
          </table:table-cell>
          <table:table-cell office:value-type="string">
            <text:p>f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498">
            <text:p>74498</text:p>
          </table:table-cell>
          <table:table-cell office:value-type="string">
            <text:p>bras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71">
            <text:p>41771</text:p>
          </table:table-cell>
          <table:table-cell office:value-type="string">
            <text:p>quie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721">
            <text:p>44721</text:p>
          </table:table-cell>
          <table:table-cell office:value-type="string">
            <text:p>person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222">
            <text:p>386222</text:p>
          </table:table-cell>
          <table:table-cell office:value-type="string">
            <text:p>nuev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66">
            <text:p>31466</text:p>
          </table:table-cell>
          <table:table-cell office:value-type="string">
            <text:p>tak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767">
            <text:p>34767</text:p>
          </table:table-cell>
          <table:table-cell office:value-type="string">
            <text:p>cf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281">
            <text:p>45281</text:p>
          </table:table-cell>
          <table:table-cell office:value-type="string">
            <text:p>au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699">
            <text:p>83699</text:p>
          </table:table-cell>
          <table:table-cell office:value-type="string">
            <text:p>chi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177">
            <text:p>85177</text:p>
          </table:table-cell>
          <table:table-cell office:value-type="string">
            <text:p>mujer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105">
            <text:p>38105</text:p>
          </table:table-cell>
          <table:table-cell office:value-type="string">
            <text:p>fuc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5464">
            <text:p>105464</text:p>
          </table:table-cell>
          <table:table-cell office:value-type="string">
            <text:p>nacion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490">
            <text:p>40490</text:p>
          </table:table-cell>
          <table:table-cell office:value-type="string">
            <text:p>hic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723">
            <text:p>44723</text:p>
          </table:table-cell>
          <table:table-cell office:value-type="string">
            <text:p>celul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3101">
            <text:p>213101</text:p>
          </table:table-cell>
          <table:table-cell office:value-type="string">
            <text:p>ant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386">
            <text:p>61386</text:p>
          </table:table-cell>
          <table:table-cell office:value-type="string">
            <text:p>medi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368">
            <text:p>102368</text:p>
          </table:table-cell>
          <table:table-cell office:value-type="string">
            <text:p>mient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123">
            <text:p>73123</text:p>
          </table:table-cell>
          <table:table-cell office:value-type="string">
            <text:p>tweet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669">
            <text:p>50669</text:p>
          </table:table-cell>
          <table:table-cell office:value-type="string">
            <text:p>pl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4322">
            <text:p>194322</text:p>
          </table:table-cell>
          <table:table-cell office:value-type="string">
            <text:p>tod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168">
            <text:p>51168</text:p>
          </table:table-cell>
          <table:table-cell office:value-type="string">
            <text:p>gro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549">
            <text:p>73549</text:p>
          </table:table-cell>
          <table:table-cell office:value-type="string">
            <text:p>chic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638">
            <text:p>63638</text:p>
          </table:table-cell>
          <table:table-cell office:value-type="string">
            <text:p>do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7936">
            <text:p>167936</text:p>
          </table:table-cell>
          <table:table-cell office:value-type="string">
            <text:p>te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856">
            <text:p>51856</text:p>
          </table:table-cell>
          <table:table-cell office:value-type="string">
            <text:p>pueb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221">
            <text:p>45221</text:p>
          </table:table-cell>
          <table:table-cell office:value-type="string">
            <text:p>pu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270">
            <text:p>75270</text:p>
          </table:table-cell>
          <table:table-cell office:value-type="string">
            <text:p>músi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991">
            <text:p>31991</text:p>
          </table:table-cell>
          <table:table-cell office:value-type="string">
            <text:p>bienven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049">
            <text:p>110049</text:p>
          </table:table-cell>
          <table:table-cell office:value-type="string">
            <text:p>s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100">
            <text:p>39100</text:p>
          </table:table-cell>
          <table:table-cell office:value-type="string">
            <text:p>coraz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34">
            <text:p>30034</text:p>
          </table:table-cell>
          <table:table-cell office:value-type="string">
            <text:p>visi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817">
            <text:p>62817</text:p>
          </table:table-cell>
          <table:table-cell office:value-type="string">
            <text:p>v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66">
            <text:p>41266</text:p>
          </table:table-cell>
          <table:table-cell office:value-type="string">
            <text:p>internacion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237">
            <text:p>118237</text:p>
          </table:table-cell>
          <table:table-cell office:value-type="string">
            <text:p>muc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826">
            <text:p>138826</text:p>
          </table:table-cell>
          <table:table-cell office:value-type="string">
            <text:p>eh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636">
            <text:p>58636</text:p>
          </table:table-cell>
          <table:table-cell office:value-type="string">
            <text:p>sab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082">
            <text:p>121082</text:p>
          </table:table-cell>
          <table:table-cell office:value-type="string">
            <text:p>entonc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4927">
            <text:p>124927</text:p>
          </table:table-cell>
          <table:table-cell office:value-type="string">
            <text:p>ami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7963">
            <text:p>297963</text:p>
          </table:table-cell>
          <table:table-cell office:value-type="string">
            <text:p>algui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761">
            <text:p>36761</text:p>
          </table:table-cell>
          <table:table-cell office:value-type="string">
            <text:p>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245">
            <text:p>66245</text:p>
          </table:table-cell>
          <table:table-cell office:value-type="string">
            <text:p>a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29">
            <text:p>31829</text:p>
          </table:table-cell>
          <table:table-cell office:value-type="string">
            <text:p>window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808">
            <text:p>112808</text:p>
          </table:table-cell>
          <table:table-cell office:value-type="string">
            <text:p>sé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6218">
            <text:p>186218</text:p>
          </table:table-cell>
          <table:table-cell office:value-type="string">
            <text:p>tu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777">
            <text:p>86777</text:p>
          </table:table-cell>
          <table:table-cell office:value-type="string">
            <text:p>es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158">
            <text:p>75158</text:p>
          </table:table-cell>
          <table:table-cell office:value-type="string">
            <text:p>trabaj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045">
            <text:p>36045</text:p>
          </table:table-cell>
          <table:table-cell office:value-type="string">
            <text:p>marad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174">
            <text:p>37174</text:p>
          </table:table-cell>
          <table:table-cell office:value-type="string">
            <text:p>amig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396">
            <text:p>118396</text:p>
          </table:table-cell>
          <table:table-cell office:value-type="string">
            <text:p>cla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840">
            <text:p>41840</text:p>
          </table:table-cell>
          <table:table-cell office:value-type="string">
            <text:p>diseñ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983">
            <text:p>50983</text:p>
          </table:table-cell>
          <table:table-cell office:value-type="string">
            <text:p>hij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174">
            <text:p>150174</text:p>
          </table:table-cell>
          <table:table-cell office:value-type="string">
            <text:p>abraz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451">
            <text:p>76451</text:p>
          </table:table-cell>
          <table:table-cell office:value-type="string">
            <text:p>habl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390">
            <text:p>110390</text:p>
          </table:table-cell>
          <table:table-cell office:value-type="string">
            <text:p>ca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4275">
            <text:p>104275</text:p>
          </table:table-cell>
          <table:table-cell office:value-type="string">
            <text:p>club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87">
            <text:p>37087</text:p>
          </table:table-cell>
          <table:table-cell office:value-type="string">
            <text:p>avi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09">
            <text:p>33509</text:p>
          </table:table-cell>
          <table:table-cell office:value-type="string">
            <text:p>últi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8315">
            <text:p>238315</text:p>
          </table:table-cell>
          <table:table-cell office:value-type="string">
            <text:p>as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048">
            <text:p>108048</text:p>
          </table:table-cell>
          <table:table-cell office:value-type="string">
            <text:p>nues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8795">
            <text:p>608795</text:p>
          </table:table-cell>
          <table:table-cell office:value-type="string">
            <text:p>argent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586">
            <text:p>47586</text:p>
          </table:table-cell>
          <table:table-cell office:value-type="string">
            <text:p>ri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594">
            <text:p>43594</text:p>
          </table:table-cell>
          <table:table-cell office:value-type="string">
            <text:p>terrib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234">
            <text:p>141234</text:p>
          </table:table-cell>
          <table:table-cell office:value-type="string">
            <text:p>blo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508">
            <text:p>32508</text:p>
          </table:table-cell>
          <table:table-cell office:value-type="string">
            <text:p>pi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1999">
            <text:p>211999</text:p>
          </table:table-cell>
          <table:table-cell office:value-type="string">
            <text:p>te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59">
            <text:p>36359</text:p>
          </table:table-cell>
          <table:table-cell office:value-type="string">
            <text:p>pelicu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169">
            <text:p>44169</text:p>
          </table:table-cell>
          <table:table-cell office:value-type="string">
            <text:p>perd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166">
            <text:p>64166</text:p>
          </table:table-cell>
          <table:table-cell office:value-type="string">
            <text:p>au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877">
            <text:p>77877</text:p>
          </table:table-cell>
          <table:table-cell office:value-type="string">
            <text:p>pens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44">
            <text:p>36944</text:p>
          </table:table-cell>
          <table:table-cell office:value-type="string">
            <text:p>jajajajaj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903">
            <text:p>39903</text:p>
          </table:table-cell>
          <table:table-cell office:value-type="string">
            <text:p>marketi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375">
            <text:p>89375</text:p>
          </table:table-cell>
          <table:table-cell office:value-type="string">
            <text:p>camb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350">
            <text:p>48350</text:p>
          </table:table-cell>
          <table:table-cell office:value-type="string">
            <text:p>pren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068">
            <text:p>40068</text:p>
          </table:table-cell>
          <table:table-cell office:value-type="string">
            <text:p>co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889">
            <text:p>49889</text:p>
          </table:table-cell>
          <table:table-cell office:value-type="string">
            <text:p>ri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0721">
            <text:p>170721</text:p>
          </table:table-cell>
          <table:table-cell office:value-type="string">
            <text:p>to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577">
            <text:p>42577</text:p>
          </table:table-cell>
          <table:table-cell office:value-type="string">
            <text:p>empre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928">
            <text:p>116928</text:p>
          </table:table-cell>
          <table:table-cell office:value-type="string">
            <text:p>sal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664">
            <text:p>74664</text:p>
          </table:table-cell>
          <table:table-cell office:value-type="string">
            <text:p>macr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4563">
            <text:p>104563</text:p>
          </table:table-cell>
          <table:table-cell office:value-type="string">
            <text:p>pers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919">
            <text:p>63919</text:p>
          </table:table-cell>
          <table:table-cell office:value-type="string">
            <text:p>interesa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988">
            <text:p>51988</text:p>
          </table:table-cell>
          <table:table-cell office:value-type="string">
            <text:p>sac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2369">
            <text:p>422369</text:p>
          </table:table-cell>
          <table:table-cell office:value-type="string">
            <text:p>ho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533">
            <text:p>39533</text:p>
          </table:table-cell>
          <table:table-cell office:value-type="string">
            <text:p>segun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332">
            <text:p>130332</text:p>
          </table:table-cell>
          <table:table-cell office:value-type="string">
            <text:p>perso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577">
            <text:p>136577</text:p>
          </table:table-cell>
          <table:table-cell office:value-type="string">
            <text:p>dic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847">
            <text:p>72847</text:p>
          </table:table-cell>
          <table:table-cell office:value-type="string">
            <text:p>fu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844">
            <text:p>140844</text:p>
          </table:table-cell>
          <table:table-cell office:value-type="string">
            <text:p>fu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139">
            <text:p>36139</text:p>
          </table:table-cell>
          <table:table-cell office:value-type="string">
            <text:p>diciem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447">
            <text:p>53447</text:p>
          </table:table-cell>
          <table:table-cell office:value-type="string">
            <text:p>b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15">
            <text:p>31815</text:p>
          </table:table-cell>
          <table:table-cell office:value-type="string">
            <text:p>car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650">
            <text:p>90650</text:p>
          </table:table-cell>
          <table:table-cell office:value-type="string">
            <text:p>how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444">
            <text:p>39444</text:p>
          </table:table-cell>
          <table:table-cell office:value-type="string">
            <text:p>du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714">
            <text:p>74714</text:p>
          </table:table-cell>
          <table:table-cell office:value-type="string">
            <text:p>hermo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583">
            <text:p>34583</text:p>
          </table:table-cell>
          <table:table-cell office:value-type="string">
            <text:p>color</text:p>
          </table:table-cell>
          <table:table-cell table:number-columns-repeated="2" office:value-type="float" office:value="0">
            <text:p>0</text:p>
          </table:table-cell>
          <table:table-cell/>
        </table:table-row>
      </table:table>
      <table:database-ranges>
        <table:database-range table:target-range-address="Palabras.A1:Palabras.D117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7">01/27/2012</text:date>, <text:time>22:3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27T22:34:07</dc:date>
    <dc:creator>Christian Mercado</dc:creator>
    <meta:generator>OpenOffice.org/3.2$Linux OpenOffice.org_project/320m12$Build-9483</meta:generator>
    <meta:editing-duration>PT04H44M26S</meta:editing-duration>
    <meta:editing-cycles>19</meta:editing-cycles>
    <meta:document-statistic meta:table-count="1" meta:cell-count="4693" meta:object-count="0"/>
  </office:meta>
</office:document-meta>
</file>